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24.41mm"/>
    </style:style>
    <style:style style:name="co2" style:family="table-column">
      <style:table-column-properties fo:break-before="auto" style:column-width="78.99mm"/>
    </style:style>
    <style:style style:name="co3" style:family="table-column">
      <style:table-column-properties fo:break-before="auto" style:column-width="27.16mm"/>
    </style:style>
    <style:style style:name="co4" style:family="table-column">
      <style:table-column-properties fo:break-before="auto" style:column-width="25.17mm"/>
    </style:style>
    <style:style style:name="co5" style:family="table-column">
      <style:table-column-properties fo:break-before="auto" style:column-width="47.1mm"/>
    </style:style>
    <style:style style:name="co6" style:family="table-column">
      <style:table-column-properties fo:break-before="auto" style:column-width="26.16mm"/>
    </style:style>
    <style:style style:name="co7" style:family="table-column">
      <style:table-column-properties fo:break-before="auto" style:column-width="28.15mm"/>
    </style:style>
    <style:style style:name="co8" style:family="table-column">
      <style:table-column-properties fo:break-before="auto" style:column-width="17.69mm"/>
    </style:style>
    <style:style style:name="ro1" style:family="table-row">
      <style:table-row-properties style:row-height="9mm" fo:break-before="auto" style:use-optimal-row-height="false"/>
    </style:style>
    <style:style style:name="ro2" style:family="table-row">
      <style:table-row-properties style:row-height="7.41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13.76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12.7mm" fo:break-before="page" style:use-optimal-row-height="false"/>
    </style:style>
    <style:style style:name="ro7" style:family="table-row">
      <style:table-row-properties style:row-height="5.56mm" fo:break-before="auto" style:use-optimal-row-height="false"/>
    </style:style>
    <style:style style:name="ta1" style:family="table" style:master-page-name="PageStyle_5f_議員4">
      <style:table-properties table:display="true" style:writing-mode="lr-tb"/>
    </style:style>
    <style:style style:name="ce1"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5" style:family="table-cell" style:parent-style-name="Excel_5f_BuiltIn_5f_Comma"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0" style:family="table-cell" style:parent-style-name="Excel_5f_BuiltIn_5f_Comma"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Excel_5f_BuiltIn_5f_Comma"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8pt" fo:font-style="normal" fo:text-shadow="none"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ce14"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195">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0"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8pt" fo:font-style="normal" fo:text-shadow="none"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ce22" style:family="table-cell" style:parent-style-name="Excel_5f_BuiltIn_5f_Comma"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5" style:family="table-cell" style:parent-style-name="Excel_5f_BuiltIn_5f_Comma"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T1" style:family="text">
      <style:text-properties style:font-name="Times New Roman" fo:font-size="18pt" fo:font-weight="bold" style:text-underline-style="none" style:text-underline-color="font-color" style:text-line-through-type="none" fo:font-style="normal" style:text-outline="false" fo:text-shadow="none" style:text-position="0%" style:font-name-complex="Times New Roman" style:font-size-asian="18pt" style:font-size-complex="18pt" style:font-weight-asian="bold" style:font-weight-complex="bold" style:font-style-asian="normal" style:font-style-complex="normal"/>
    </style:style>
    <style:style style:name="T2" style:family="text">
      <style:text-properties fo:font-size="18pt" fo:font-weight="bold" style:text-underline-style="none" style:text-underline-color="font-color" style:text-line-through-type="none" fo:font-style="normal" style:text-outline="false" fo:text-shadow="none" style:text-position="0%" style:font-size-asian="18pt" style:font-size-complex="18pt" style:font-weight-asian="bold" style:font-weight-complex="bold" style:font-style-asian="normal" style:font-style-complex="normal" style:font-name="標楷體" style:font-name-asian="標楷體"/>
    </style:style>
    <style:style style:name="T3" style:family="text">
      <style:text-properties fo:font-size="18pt" fo:font-weight="bold" style:text-underline-style="none" style:text-underline-color="font-color" style:text-line-through-type="none" fo:font-style="normal" style:text-outline="false" fo:text-shadow="none" style:text-position="0%" style:font-size-asian="18pt" style:font-size-complex="18pt" style:font-weight-asian="bold" style:font-weight-complex="bold" style:font-style-asian="normal" style:font-style-complex="normal" style:font-name="Times New Roman" style:font-name-complex="Times New Roman"/>
    </style:style>
    <style:style style:name="T4" style:family="text">
      <style:text-properties style:font-name="Times New Roman" fo:font-size="14pt" fo:font-weight="normal" style:text-underline-style="none" style:text-underline-color="font-color" style:text-line-through-type="none" fo:font-style="normal" style:text-outline="false" fo:text-shadow="none" style:text-position="0%" style:font-name-complex="Times New Roman" style:font-size-asian="14pt" style:font-size-complex="14pt" style:font-weight-asian="normal" style:font-weight-complex="normal" style:font-style-asian="normal" style:font-style-complex="normal"/>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style>
    <style:style style:name="T7" style:family="text">
      <style:text-properties style:font-name="標楷體" fo:font-size="16pt" fo:font-weight="normal" style:text-underline-style="none" style:text-underline-color="font-color" style:text-line-through-type="none" fo:font-style="normal" style:text-outline="false" fo:text-shadow="none" style:text-position="0%" style:font-name-asian="標楷體" style:font-size-asian="16pt" style:font-size-complex="16pt" style:font-weight-asian="normal" style:font-weight-complex="normal" style:font-style-asian="normal" style:font-style-complex="normal"/>
    </style:style>
    <style:style style:name="T8" style:family="text">
      <style:text-properties fo:font-size="16pt" fo:font-weight="normal" style:text-underline-style="none" style:text-underline-color="font-color" style:text-line-through-type="none" fo:font-style="normal" style:text-outline="false" fo:text-shadow="none" style:text-position="0%" style:font-size-asian="16pt" style:font-size-complex="16pt" style:font-weight-asian="normal" style:font-weight-complex="normal" style:font-style-asian="normal" style:font-style-complex="normal" style:font-name="Times New Roman" style:font-name-complex="Times New Roman"/>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style:style style:name="T10" style:family="text">
      <style:text-properties style:font-name="標楷體" fo:font-size="12pt" fo:font-weight="normal" style:text-underline-style="none" style:text-underline-color="font-color" style:text-line-through-type="none" fo:font-style="normal" style:text-outline="false" fo:text-shadow="none" style:text-position="0%" style:font-name-asian="標楷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議員4" table:style-name="ta1" table:print-ranges="議員4.A1:議員4.I136">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number-columns-repeated="2" table:default-cell-style-name="ce7"/>
        <table:table-column table:style-name="co5" table:default-cell-style-name="ce7"/>
        <table:table-column table:style-name="co4" table:default-cell-style-name="ce7"/>
        <table:table-column table:style-name="co6" table:default-cell-style-name="ce7"/>
        <table:table-column table:style-name="co7" table:default-cell-style-name="ce7"/>
        <table:table-column table:style-name="co8" table:number-columns-repeated="248" table:default-cell-style-name="ce7"/>
        <table:table-column table:style-name="co8" table:number-columns-repeated="767" table:default-cell-style-name="Default"/>
        <table:table-header-rows>
          <table:table-row table:style-name="ro1">
            <table:table-cell table:style-name="ce1" office:value-type="string" calcext:value-type="string" table:number-columns-spanned="9" table:number-rows-spanned="1">
              <text:p>嘉義縣政府<text:span text:style-name="T1">102</text:span><text:span text:style-name="T2">年度對議員所提地方建設建議事項處理明細表</text:span></text:p>
            </table:table-cell>
            <table:covered-table-cell table:style-name="ce8"/>
            <table:covered-table-cell table:number-columns-repeated="4" table:style-name="ce13"/>
            <table:covered-table-cell table:number-columns-repeated="2" table:style-name="ce21"/>
            <table:covered-table-cell table:style-name="ce8"/>
            <table:table-cell table:number-columns-repeated="1015"/>
          </table:table-row>
          <table:table-row table:style-name="ro1">
            <table:table-cell table:style-name="ce1" office:value-type="string" calcext:value-type="string" table:number-columns-spanned="9" table:number-rows-spanned="1">
              <text:p>至<text:span text:style-name="T1">102</text:span><text:span text:style-name="T2">年</text:span><text:span text:style-name="T3">12</text:span><text:span text:style-name="T2">月止</text:span></text:p>
            </table:table-cell>
            <table:covered-table-cell table:style-name="ce8"/>
            <table:covered-table-cell table:number-columns-repeated="4" table:style-name="ce13"/>
            <table:covered-table-cell table:number-columns-repeated="2" table:style-name="ce21"/>
            <table:covered-table-cell table:style-name="ce8"/>
            <table:table-cell table:number-columns-repeated="1015"/>
          </table:table-row>
          <table:table-row table:style-name="ro2">
            <table:table-cell table:style-name="ce2" office:value-type="string" calcext:value-type="string">
              <text:p>表<text:span text:style-name="T4">4</text:span></text:p>
            </table:table-cell>
            <table:table-cell table:style-name="ce9" office:value-type="string" calcext:value-type="string" table:number-columns-spanned="7" table:number-rows-spanned="1">
              <text:p>  (<text:span text:style-name="T7">本表為半年報</text:span><text:span text:style-name="T8">)</text:span></text:p>
            </table:table-cell>
            <table:covered-table-cell table:number-columns-repeated="6" table:style-name="ce14"/>
            <table:table-cell table:style-name="ce23" office:value-type="string" calcext:value-type="string">
              <text:p>單位：千元</text:p>
            </table:table-cell>
            <table:table-cell table:number-columns-repeated="1015"/>
          </table:table-row>
          <table:table-row table:style-name="ro3">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19"/>
            <table:covered-table-cell table:style-name="ce24"/>
            <table:table-cell table:number-columns-repeated="1015"/>
          </table:table-row>
          <table:table-row table:style-name="ro4">
            <table:covered-table-cell table:number-columns-repeated="4" table:style-name="ce4"/>
            <table:table-cell table:style-name="ce18" office:value-type="string" calcext:value-type="string">
              <text:p>核定金額</text:p>
            </table:table-cell>
            <table:table-cell table:style-name="ce18" office:value-type="string" calcext:value-type="string">
              <text:p>經費支用科目</text:p>
            </table:table-cell>
            <table:table-cell table:style-name="ce18" office:value-type="string" calcext:value-type="string">
              <text:p>主辦機關</text:p>
            </table:table-cell>
            <table:table-cell table:style-name="ce18" office:value-type="string" calcext:value-type="string">
              <text:p>招標方式</text:p>
            </table:table-cell>
            <table:table-cell table:style-name="ce18" office:value-type="string" calcext:value-type="string">
              <text:p>得標廠商</text:p>
            </table:table-cell>
            <table:table-cell table:number-columns-repeated="1015"/>
          </table:table-row>
        </table:table-header-rows>
        <table:table-row table:style-name="ro5">
          <table:table-cell table:style-name="ce5" office:value-type="string" calcext:value-type="string">
            <text:p>王幸悅</text:p>
          </table:table-cell>
          <table:table-cell table:style-name="ce10" office:value-type="string" calcext:value-type="string">
            <text:p>大林鎮明華里下埤頭段<text:span text:style-name="T5">36</text:span><text:span text:style-name="T6">地號等</text:span><text:span text:style-name="T9">3</text:span><text:span text:style-name="T6">筆改善工程</text:span></text:p>
          </table:table-cell>
          <table:table-cell table:style-name="ce5" office:value-type="string" calcext:value-type="string">
            <text:p>大林鎮</text:p>
          </table:table-cell>
          <table:table-cell table:number-columns-repeated="2" table:style-name="ce16" office:value-type="float" office:value="600" calcext:value-type="float">
            <text:p><text:s/>6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啟舜營造</text:p>
          </table:table-cell>
          <table:table-cell table:number-columns-repeated="1015"/>
        </table:table-row>
        <table:table-row table:style-name="ro5">
          <table:table-cell table:style-name="ce5" office:value-type="string" calcext:value-type="string">
            <text:p>王幸悅</text:p>
          </table:table-cell>
          <table:table-cell table:style-name="ce10" office:value-type="string" calcext:value-type="string">
            <text:p>新港鄉南崙村溪底寮埤子頭大排增設活動水門工程</text:p>
          </table:table-cell>
          <table:table-cell table:style-name="ce5" office:value-type="string" calcext:value-type="string">
            <text:p>新港鄉</text:p>
          </table:table-cell>
          <table:table-cell table:number-columns-repeated="2" table:style-name="ce16" office:value-type="float" office:value="700" calcext:value-type="float">
            <text:p><text:s/>7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祥禾營造</text:p>
          </table:table-cell>
          <table:table-cell table:number-columns-repeated="1015"/>
        </table:table-row>
        <table:table-row table:style-name="ro5">
          <table:table-cell table:style-name="ce5" office:value-type="string" calcext:value-type="string">
            <text:p>王幸悅</text:p>
          </table:table-cell>
          <table:table-cell table:style-name="ce10" office:value-type="string" calcext:value-type="string">
            <text:p>新港鄉中庄村鋪面改善工程</text:p>
          </table:table-cell>
          <table:table-cell table:style-name="ce5" office:value-type="string" calcext:value-type="string">
            <text:p>新港鄉</text:p>
          </table:table-cell>
          <table:table-cell table:number-columns-repeated="2" table:style-name="ce16" office:value-type="float" office:value="300" calcext:value-type="float">
            <text:p><text:s/>3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光利營造</text:p>
          </table:table-cell>
          <table:table-cell table:number-columns-repeated="1015"/>
        </table:table-row>
        <table:table-row table:style-name="ro5">
          <table:table-cell table:style-name="ce5" office:value-type="string" calcext:value-type="string">
            <text:p>何旭昇</text:p>
          </table:table-cell>
          <table:table-cell table:style-name="ce10" office:value-type="string" calcext:value-type="string">
            <text:p>民雄鄉寮頂村<text:span text:style-name="T5">3</text:span><text:span text:style-name="T6">鄰路面及排水改善工程</text:span></text:p>
          </table:table-cell>
          <table:table-cell table:style-name="ce5" office:value-type="string" calcext:value-type="string">
            <text:p>民雄鄉</text:p>
          </table:table-cell>
          <table:table-cell table:number-columns-repeated="2" table:style-name="ce16" office:value-type="float" office:value="820" calcext:value-type="float">
            <text:p><text:s/>82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民雄鄉公所</text:p>
          </table:table-cell>
          <table:table-cell table:style-name="ce5" office:value-type="string" calcext:value-type="string">
            <text:p>公開招標</text:p>
          </table:table-cell>
          <table:table-cell table:style-name="ce5" office:value-type="string" calcext:value-type="string">
            <text:p>旺宏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竹崎鄉羌仔科排水改善工程</text:p>
          </table:table-cell>
          <table:table-cell table:style-name="ce5" office:value-type="string" calcext:value-type="string">
            <text:p>竹崎鄉</text:p>
          </table:table-cell>
          <table:table-cell table:number-columns-repeated="2" table:style-name="ce16" office:value-type="float" office:value="1200" calcext:value-type="float">
            <text:p><text:s/>1,2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聯棋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靈巖寺旁產業道路改善工程</text:p>
          </table:table-cell>
          <table:table-cell table:style-name="ce5" office:value-type="string" calcext:value-type="string">
            <text:p>竹崎鄉</text:p>
          </table:table-cell>
          <table:table-cell table:number-columns-repeated="2" table:style-name="ce16" office:value-type="float" office:value="400" calcext:value-type="float">
            <text:p><text:s/>4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松柏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鴨母寮農地重劃區東路<text:span text:style-name="T5">2</text:span><text:span text:style-name="T6">改善工程</text:span></text:p>
          </table:table-cell>
          <table:table-cell table:style-name="ce5" office:value-type="string" calcext:value-type="string">
            <text:p>朴子市</text:p>
          </table:table-cell>
          <table:table-cell table:number-columns-repeated="2" table:style-name="ce16" office:value-type="float" office:value="950" calcext:value-type="float">
            <text:p><text:s/>9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聖安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鴨母寮農地重劃區東路<text:span text:style-name="T5">13</text:span><text:span text:style-name="T6">改善工程</text:span></text:p>
          </table:table-cell>
          <table:table-cell table:style-name="ce5" office:value-type="string" calcext:value-type="string">
            <text:p>朴子市</text:p>
          </table:table-cell>
          <table:table-cell table:number-columns-repeated="2" table:style-name="ce16" office:value-type="float" office:value="1150" calcext:value-type="float">
            <text:p><text:s/>1,1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松梅農地重劃區東路<text:span text:style-name="T5">19</text:span><text:span text:style-name="T6">及南勢農地重劃區東路</text:span><text:span text:style-name="T9">13</text:span><text:span text:style-name="T6">等改善工程</text:span></text:p>
          </table:table-cell>
          <table:table-cell table:style-name="ce5" office:value-type="string" calcext:value-type="string">
            <text:p>朴子市</text:p>
            <text:p>鹿草鄉</text:p>
          </table:table-cell>
          <table:table-cell table:number-columns-repeated="2" table:style-name="ce16" office:value-type="float" office:value="1000" calcext:value-type="float">
            <text:p><text:s/>1,0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湖底農地重劃區東西<text:span text:style-name="T5">5.6</text:span><text:span text:style-name="T6">路銜接處改善工程</text:span></text:p>
          </table:table-cell>
          <table:table-cell table:style-name="ce5" office:value-type="string" calcext:value-type="string">
            <text:p>東石鄉</text:p>
          </table:table-cell>
          <table:table-cell table:number-columns-repeated="2" table:style-name="ce16" office:value-type="float" office:value="96" calcext:value-type="float">
            <text:p><text:s/>96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22" office:value-type="string" calcext:value-type="string">
            <text:p>10<text:span text:style-name="T10">萬元以下小額採購</text:span></text:p>
          </table:table-cell>
          <table:table-cell table:style-name="ce5" office:value-type="string" calcext:value-type="string">
            <text:p>成財營造</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網寮村內道路鋪面改善工程</text:p>
          </table:table-cell>
          <table:table-cell table:style-name="ce5" office:value-type="string" calcext:value-type="string">
            <text:p>東石鄉</text:p>
          </table:table-cell>
          <table:table-cell table:style-name="ce16" office:value-type="float" office:value="1500" calcext:value-type="float">
            <text:p><text:s/>1,500 </text:p>
          </table:table-cell>
          <table:table-cell table:style-name="ce16" office:value-type="float" office:value="1000" calcext:value-type="float">
            <text:p><text:s/>1,0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萬坤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網寮村鎮安宮前道路排水工程</text:p>
          </table:table-cell>
          <table:table-cell table:style-name="ce5" office:value-type="string" calcext:value-type="string">
            <text:p>東石鄉</text:p>
          </table:table-cell>
          <table:table-cell table:number-columns-repeated="2" table:style-name="ce16" office:value-type="float" office:value="450" calcext:value-type="float">
            <text:p><text:s/>45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陸福營造</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網寮村村里道路修舖改善工程</text:p>
          </table:table-cell>
          <table:table-cell table:style-name="ce5" office:value-type="string" calcext:value-type="string">
            <text:p>東石鄉</text:p>
          </table:table-cell>
          <table:table-cell table:number-columns-repeated="2" table:style-name="ce16" office:value-type="float" office:value="99.74" calcext:value-type="float">
            <text:p><text:s/>1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萬坤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港墘村市場旁村里道路排水溝改善工程之全期工程款</text:p>
          </table:table-cell>
          <table:table-cell table:style-name="ce5" office:value-type="string" calcext:value-type="string">
            <text:p>東石鄉</text:p>
          </table:table-cell>
          <table:table-cell table:number-columns-repeated="2" table:style-name="ce16" office:value-type="float" office:value="92.4" calcext:value-type="float">
            <text:p><text:s/>92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毅豐土木</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網寮村內道路鋪面改善工程及東石鄉網寮村鎮安宮前道路排水工程不足款</text:p>
          </table:table-cell>
          <table:table-cell table:style-name="ce5" office:value-type="string" calcext:value-type="string">
            <text:p>東石鄉</text:p>
          </table:table-cell>
          <table:table-cell table:number-columns-repeated="2" table:style-name="ce16" office:value-type="float" office:value="290" calcext:value-type="float">
            <text:p><text:s/>29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22" office:value-type="string" calcext:value-type="string">
            <text:p> <text:span text:style-name="T10">三隆土木</text:span></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東石鄉猿樹村縣嘉<text:span text:style-name="T5">1</text:span><text:span text:style-name="T6">線</text:span><text:span text:style-name="T9">0k+000</text:span><text:span text:style-name="T6">至</text:span><text:span text:style-name="T9">0k+200</text:span><text:span text:style-name="T6">道路鋪面改善工程</text:span></text:p>
          </table:table-cell>
          <table:table-cell table:style-name="ce5" office:value-type="string" calcext:value-type="string">
            <text:p>東石鄉</text:p>
          </table:table-cell>
          <table:table-cell table:number-columns-repeated="2" table:style-name="ce16" office:value-type="float" office:value="900" calcext:value-type="float">
            <text:p><text:s/>9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朴子市雙溪引里靈隱寺前道路修補改善工程</text:p>
          </table:table-cell>
          <table:table-cell table:style-name="ce5" office:value-type="string" calcext:value-type="string">
            <text:p>朴子市</text:p>
          </table:table-cell>
          <table:table-cell table:number-columns-repeated="2" table:style-name="ce16" office:value-type="float" office:value="110" calcext:value-type="float">
            <text:p><text:s/>11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余政達</text:p>
          </table:table-cell>
          <table:table-cell table:style-name="ce10" office:value-type="string" calcext:value-type="string">
            <text:p>中埔鄉後庄排水溝改善工程</text:p>
          </table:table-cell>
          <table:table-cell table:style-name="ce5" office:value-type="string" calcext:value-type="string">
            <text:p>中埔鄉</text:p>
          </table:table-cell>
          <table:table-cell table:number-columns-repeated="2" table:style-name="ce16" office:value-type="float" office:value="17.956" calcext:value-type="float">
            <text:p><text:s/>18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安仁農地重劃區東路<text:span text:style-name="T5">62-1</text:span><text:span text:style-name="T6">改善工程</text:span></text:p>
          </table:table-cell>
          <table:table-cell table:style-name="ce5" office:value-type="string" calcext:value-type="string">
            <text:p>太保市</text:p>
          </table:table-cell>
          <table:table-cell table:number-columns-repeated="2" table:style-name="ce16" office:value-type="float" office:value="380" calcext:value-type="float">
            <text:p><text:s/>38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山下農地重劃區北鹿草小排<text:span text:style-name="T5">3-5</text:span><text:span text:style-name="T6">改善工程</text:span></text:p>
          </table:table-cell>
          <table:table-cell table:style-name="ce5" office:value-type="string" calcext:value-type="string">
            <text:p>鹿草鄉</text:p>
          </table:table-cell>
          <table:table-cell table:number-columns-repeated="2" table:style-name="ce16" office:value-type="float" office:value="600" calcext:value-type="float">
            <text:p><text:s/>60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安仁農地重劃區北路<text:span text:style-name="T5">13</text:span><text:span text:style-name="T6">及東路</text:span><text:span text:style-name="T9">30</text:span><text:span text:style-name="T6">、</text:span><text:span text:style-name="T9">94</text:span><text:span text:style-name="T6">暨道將圳農地重劃區東西</text:span><text:span text:style-name="T9">16</text:span><text:span text:style-name="T6">路改善工程</text:span></text:p>
          </table:table-cell>
          <table:table-cell table:style-name="ce5" office:value-type="string" calcext:value-type="string">
            <text:p>太保市</text:p>
            <text:p>水上鄉</text:p>
          </table:table-cell>
          <table:table-cell table:number-columns-repeated="2" table:style-name="ce16" office:value-type="float" office:value="1650" calcext:value-type="float">
            <text:p><text:s/>1,65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靖和農地重劃區中排<text:span text:style-name="T5">10</text:span><text:span text:style-name="T6">清疏工程</text:span></text:p>
          </table:table-cell>
          <table:table-cell table:style-name="ce5" office:value-type="string" calcext:value-type="string">
            <text:p>水上鄉</text:p>
          </table:table-cell>
          <table:table-cell table:number-columns-repeated="2" table:style-name="ce16" office:value-type="float" office:value="250" calcext:value-type="float">
            <text:p><text:s/>2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太保市東勢里及後潭里鋪面改善工程</text:p>
          </table:table-cell>
          <table:table-cell table:style-name="ce5" office:value-type="string" calcext:value-type="string">
            <text:p>太保市</text:p>
          </table:table-cell>
          <table:table-cell table:number-columns-repeated="2" table:style-name="ce16" office:value-type="float" office:value="674" calcext:value-type="float">
            <text:p><text:s/>674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官文樹</text:p>
          </table:table-cell>
          <table:table-cell table:style-name="ce10" office:value-type="string" calcext:value-type="string">
            <text:p>太保市安仁里縣府六街及文化南街<text:span text:style-name="T5">(</text:span><text:span text:style-name="T6">交叉路口</text:span><text:span text:style-name="T9">)</text:span><text:span text:style-name="T6">道路改善</text:span></text:p>
          </table:table-cell>
          <table:table-cell table:style-name="ce5" office:value-type="string" calcext:value-type="string">
            <text:p>太保市</text:p>
          </table:table-cell>
          <table:table-cell table:number-columns-repeated="2" table:style-name="ce16" office:value-type="float" office:value="50" calcext:value-type="float">
            <text:p><text:s/>5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林于玲</text:p>
          </table:table-cell>
          <table:table-cell table:style-name="ce10" office:value-type="string" calcext:value-type="string">
            <text:p>好收<text:span text:style-name="T5">(</text:span><text:span text:style-name="T6">七</text:span><text:span text:style-name="T9">)</text:span><text:span text:style-name="T6">早期農地重劃區東路</text:span><text:span text:style-name="T9">54</text:span><text:span text:style-name="T6">路面柏油修補工程</text:span></text:p>
          </table:table-cell>
          <table:table-cell table:style-name="ce5" office:value-type="string" calcext:value-type="string">
            <text:p>民雄鄉</text:p>
          </table:table-cell>
          <table:table-cell table:number-columns-repeated="2" table:style-name="ce16" office:value-type="float" office:value="250" calcext:value-type="float">
            <text:p><text:s/>25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新港鄉中洋村排水改善工程</text:p>
          </table:table-cell>
          <table:table-cell table:style-name="ce5" office:value-type="string" calcext:value-type="string">
            <text:p>新港鄉</text:p>
          </table:table-cell>
          <table:table-cell table:number-columns-repeated="2" table:style-name="ce16" office:value-type="float" office:value="800" calcext:value-type="float">
            <text:p><text:s/>8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通勝營造</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新港鄉西庄村排水改善工程</text:p>
          </table:table-cell>
          <table:table-cell table:style-name="ce5" office:value-type="string" calcext:value-type="string">
            <text:p>新港鄉</text:p>
          </table:table-cell>
          <table:table-cell table:number-columns-repeated="2" table:style-name="ce16" office:value-type="float" office:value="2250" calcext:value-type="float">
            <text:p><text:s/>2,25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集揚營造</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安和農地重劃區北路<text:span text:style-name="T5">10</text:span><text:span text:style-name="T6">之</text:span><text:span text:style-name="T9">1</text:span><text:span text:style-name="T6">改善工程</text:span></text:p>
          </table:table-cell>
          <table:table-cell table:style-name="ce5" office:value-type="string" calcext:value-type="string">
            <text:p>新港鄉</text:p>
          </table:table-cell>
          <table:table-cell table:number-columns-repeated="2" table:style-name="ce16" office:value-type="float" office:value="320" calcext:value-type="float">
            <text:p><text:s/>32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聖大土木</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好收農地重劃區東路<text:span text:style-name="T5">9</text:span><text:span text:style-name="T6">與大民路口彎道改善工程</text:span></text:p>
          </table:table-cell>
          <table:table-cell table:style-name="ce5" office:value-type="string" calcext:value-type="string">
            <text:p>民雄鄉</text:p>
          </table:table-cell>
          <table:table-cell table:number-columns-repeated="2" table:style-name="ce16" office:value-type="float" office:value="400" calcext:value-type="float">
            <text:p><text:s/>4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新港鄉潭大村大竹圍巷道改善工程</text:p>
          </table:table-cell>
          <table:table-cell table:style-name="ce5" office:value-type="string" calcext:value-type="string">
            <text:p>新港鄉</text:p>
          </table:table-cell>
          <table:table-cell table:number-columns-repeated="2" table:style-name="ce16" office:value-type="float" office:value="170" calcext:value-type="float">
            <text:p><text:s/>17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林秀琴</text:p>
          </table:table-cell>
          <table:table-cell table:style-name="ce10" office:value-type="string" calcext:value-type="string">
            <text:p>嘉<text:span text:style-name="T5">86</text:span><text:span text:style-name="T6">線北崙村鋪面改善工程</text:span></text:p>
          </table:table-cell>
          <table:table-cell table:style-name="ce5" office:value-type="string" calcext:value-type="string">
            <text:p>新港鄉</text:p>
          </table:table-cell>
          <table:table-cell table:number-columns-repeated="2" table:style-name="ce16" office:value-type="float" office:value="200" calcext:value-type="float">
            <text:p><text:s/>2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新港鄉公所</text:p>
          </table:table-cell>
          <table:table-cell table:style-name="ce5" office:value-type="string" calcext:value-type="string">
            <text:p>公開招標</text:p>
          </table:table-cell>
          <table:table-cell table:style-name="ce5" office:value-type="string" calcext:value-type="string">
            <text:p>久大土木</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鄉新店村蓄水池旁水防步道及舊堤防改善工程</text:p>
          </table:table-cell>
          <table:table-cell table:style-name="ce5" office:value-type="string" calcext:value-type="string">
            <text:p>義竹鄉</text:p>
          </table:table-cell>
          <table:table-cell table:number-columns-repeated="2" table:style-name="ce16" office:value-type="float" office:value="600" calcext:value-type="float">
            <text:p><text:s/>6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啟昇營造</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農地重劃區東路<text:span text:style-name="T5">77</text:span><text:span text:style-name="T6">改善工程</text:span></text:p>
          </table:table-cell>
          <table:table-cell table:style-name="ce5" office:value-type="string" calcext:value-type="string">
            <text:p>義竹鄉</text:p>
          </table:table-cell>
          <table:table-cell table:number-columns-repeated="2" table:style-name="ce16" office:value-type="float" office:value="850" calcext:value-type="float">
            <text:p><text:s/>8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農地重劃區南北<text:span text:style-name="T5">19</text:span><text:span text:style-name="T6">路改善工程</text:span></text:p>
          </table:table-cell>
          <table:table-cell table:style-name="ce5" office:value-type="string" calcext:value-type="string">
            <text:p>義竹鄉</text:p>
          </table:table-cell>
          <table:table-cell table:number-columns-repeated="2" table:style-name="ce16" office:value-type="float" office:value="950" calcext:value-type="float">
            <text:p><text:s/>9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鄉後鎮村道路、排水改善工程</text:p>
          </table:table-cell>
          <table:table-cell table:style-name="ce5" office:value-type="string" calcext:value-type="string">
            <text:p>義竹鄉</text:p>
          </table:table-cell>
          <table:table-cell table:number-columns-repeated="2" table:style-name="ce16" office:value-type="float" office:value="920" calcext:value-type="float">
            <text:p><text:s/>92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大豐工業社</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鄉頭竹圍、新富村道路排水改善工程</text:p>
          </table:table-cell>
          <table:table-cell table:style-name="ce5" office:value-type="string" calcext:value-type="string">
            <text:p>義竹鄉</text:p>
          </table:table-cell>
          <table:table-cell table:number-columns-repeated="2" table:style-name="ce16" office:value-type="float" office:value="580" calcext:value-type="float">
            <text:p><text:s/>58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鄉後鎮村村里道路修補改善工程</text:p>
          </table:table-cell>
          <table:table-cell table:style-name="ce5" office:value-type="string" calcext:value-type="string">
            <text:p>義竹鄉</text:p>
          </table:table-cell>
          <table:table-cell table:number-columns-repeated="2" table:style-name="ce16" office:value-type="float" office:value="85" calcext:value-type="float">
            <text:p><text:s/>85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翁聰賢</text:p>
          </table:table-cell>
          <table:table-cell table:style-name="ce10" office:value-type="string" calcext:value-type="string">
            <text:p>義竹鄉岸腳村村里道路修補改善工程</text:p>
          </table:table-cell>
          <table:table-cell table:style-name="ce5" office:value-type="string" calcext:value-type="string">
            <text:p>義竹鄉</text:p>
          </table:table-cell>
          <table:table-cell table:number-columns-repeated="2" table:style-name="ce16" office:value-type="float" office:value="175" calcext:value-type="float">
            <text:p><text:s/>175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張明達</text:p>
          </table:table-cell>
          <table:table-cell table:style-name="ce10" office:value-type="string" calcext:value-type="string">
            <text:p>竹頭段<text:span text:style-name="T5">0099-0001</text:span><text:span text:style-name="T6">地號農路改善工程</text:span></text:p>
          </table:table-cell>
          <table:table-cell table:style-name="ce5" office:value-type="string" calcext:value-type="string">
            <text:p>中埔鄉</text:p>
          </table:table-cell>
          <table:table-cell table:number-columns-repeated="2" table:style-name="ce16" office:value-type="float" office:value="900" calcext:value-type="float">
            <text:p><text:s/>9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景嘉營造</text:p>
          </table:table-cell>
          <table:table-cell table:number-columns-repeated="1015"/>
        </table:table-row>
        <table:table-row table:style-name="ro5">
          <table:table-cell table:style-name="ce5" office:value-type="string" calcext:value-type="string">
            <text:p>張明達</text:p>
          </table:table-cell>
          <table:table-cell table:style-name="ce10" office:value-type="string" calcext:value-type="string">
            <text:p>番路鄉下坑村村里道路修補改善工程</text:p>
          </table:table-cell>
          <table:table-cell table:style-name="ce5" office:value-type="string" calcext:value-type="string">
            <text:p>番路鄉</text:p>
          </table:table-cell>
          <table:table-cell table:number-columns-repeated="2" table:style-name="ce16" office:value-type="float" office:value="294" calcext:value-type="float">
            <text:p><text:s/>294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張明達</text:p>
          </table:table-cell>
          <table:table-cell table:style-name="ce10" office:value-type="string" calcext:value-type="string">
            <text:p>竹崎鄉內埔村<text:span text:style-name="T5">13</text:span><text:span text:style-name="T6">鄰拔仔林道路路面改善工程</text:span></text:p>
          </table:table-cell>
          <table:table-cell table:style-name="ce5" office:value-type="string" calcext:value-type="string">
            <text:p>竹崎鄉</text:p>
          </table:table-cell>
          <table:table-cell table:number-columns-repeated="2" table:style-name="ce16" office:value-type="float" office:value="170" calcext:value-type="float">
            <text:p><text:s/>17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郭芳宜</text:p>
          </table:table-cell>
          <table:table-cell table:style-name="ce10" office:value-type="string" calcext:value-type="string">
            <text:p>嘉<text:span text:style-name="T5">150</text:span><text:span text:style-name="T6">線</text:span><text:span text:style-name="T9">0.1k</text:span><text:span text:style-name="T6">及</text:span><text:span text:style-name="T9">0.7k</text:span><text:span text:style-name="T6">道路改善工程</text:span><text:span text:style-name="T9">(</text:span><text:span text:style-name="T6">只同意補助嘉</text:span><text:span text:style-name="T9">150</text:span><text:span text:style-name="T6">線</text:span><text:span text:style-name="T9">0.7k</text:span><text:span text:style-name="T6">道路改善工程</text:span><text:span text:style-name="T9">160</text:span><text:span text:style-name="T6">萬</text:span><text:span text:style-name="T9">)</text:span></text:p>
          </table:table-cell>
          <table:table-cell table:style-name="ce5" office:value-type="string" calcext:value-type="string">
            <text:p>梅山鄉</text:p>
          </table:table-cell>
          <table:table-cell table:style-name="ce16" office:value-type="float" office:value="4630" calcext:value-type="float">
            <text:p><text:s/>4,630 </text:p>
          </table:table-cell>
          <table:table-cell table:style-name="ce16" office:value-type="float" office:value="1600" calcext:value-type="float">
            <text:p><text:s/>1,6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宏益土木</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六腳鄉正義村大橋頭農路設施改善工程</text:p>
          </table:table-cell>
          <table:table-cell table:style-name="ce5" office:value-type="string" calcext:value-type="string">
            <text:p>六腳鄉</text:p>
          </table:table-cell>
          <table:table-cell table:number-columns-repeated="2" table:style-name="ce16" office:value-type="float" office:value="200" calcext:value-type="float">
            <text:p><text:s/>2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景嘉營造</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三江農地重劃區東路<text:span text:style-name="T5">20</text:span><text:span text:style-name="T6">改善工程</text:span></text:p>
          </table:table-cell>
          <table:table-cell table:style-name="ce5" office:value-type="string" calcext:value-type="string">
            <text:p>東石鄉</text:p>
          </table:table-cell>
          <table:table-cell table:number-columns-repeated="2" table:style-name="ce16" office:value-type="float" office:value="980" calcext:value-type="float">
            <text:p><text:s/>98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蒜頭農地重劃區<text:span text:style-name="T5">58-1</text:span><text:span text:style-name="T6">路改善工程</text:span></text:p>
          </table:table-cell>
          <table:table-cell table:style-name="ce5" office:value-type="string" calcext:value-type="string">
            <text:p>六腳鄉</text:p>
          </table:table-cell>
          <table:table-cell table:number-columns-repeated="2" table:style-name="ce16" office:value-type="float" office:value="820" calcext:value-type="float">
            <text:p><text:s/>82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龜山農地重劃區東西<text:span text:style-name="T5">28</text:span><text:span text:style-name="T6">路及鴨母寮重劃區東路</text:span><text:span text:style-name="T9">16</text:span><text:span text:style-name="T6">改善工程</text:span></text:p>
          </table:table-cell>
          <table:table-cell table:style-name="ce5" office:value-type="string" calcext:value-type="string">
            <text:p>朴子市</text:p>
            <text:p>鹿草鄉</text:p>
          </table:table-cell>
          <table:table-cell table:number-columns-repeated="2" table:style-name="ce16" office:value-type="float" office:value="720" calcext:value-type="float">
            <text:p><text:s/>72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鴨母寮農地重劃區北路<text:span text:style-name="T5">5</text:span><text:span text:style-name="T6">東路</text:span><text:span text:style-name="T9">13-1</text:span><text:span text:style-name="T6">改善工程</text:span></text:p>
          </table:table-cell>
          <table:table-cell table:style-name="ce5" office:value-type="string" calcext:value-type="string">
            <text:p>朴子市</text:p>
          </table:table-cell>
          <table:table-cell table:number-columns-repeated="2" table:style-name="ce16" office:value-type="float" office:value="1000" calcext:value-type="float">
            <text:p><text:s/>1,0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蒜頭農地重劃區路<text:span text:style-name="T5">45</text:span><text:span text:style-name="T6">西段改善工程</text:span></text:p>
          </table:table-cell>
          <table:table-cell table:style-name="ce5" office:value-type="string" calcext:value-type="string">
            <text:p>六腳鄉</text:p>
          </table:table-cell>
          <table:table-cell table:number-columns-repeated="2" table:style-name="ce16" office:value-type="float" office:value="750" calcext:value-type="float">
            <text:p><text:s/>75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有志營造</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六腳鄉漁寮村<text:span text:style-name="T5">3</text:span><text:span text:style-name="T6">鄰道路改善工程</text:span></text:p>
          </table:table-cell>
          <table:table-cell table:style-name="ce5" office:value-type="string" calcext:value-type="string">
            <text:p>六腳鄉</text:p>
          </table:table-cell>
          <table:table-cell table:number-columns-repeated="2" table:style-name="ce16" office:value-type="float" office:value="360" calcext:value-type="float">
            <text:p><text:s/>36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德冠土木</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東石鄉嘉<text:span text:style-name="T5">12</text:span><text:span text:style-name="T6">線蔦松村湖底段道路橫向溝渠及寬頻管道改善工程</text:span></text:p>
          </table:table-cell>
          <table:table-cell table:style-name="ce5" office:value-type="string" calcext:value-type="string">
            <text:p>東石鄉</text:p>
          </table:table-cell>
          <table:table-cell table:number-columns-repeated="2" table:style-name="ce16" office:value-type="float" office:value="300" calcext:value-type="float">
            <text:p><text:s/>3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聖大土木</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六腳鄉港美村北極殿旁道路改善工程</text:p>
          </table:table-cell>
          <table:table-cell table:style-name="ce5" office:value-type="string" calcext:value-type="string">
            <text:p>六腳鄉</text:p>
          </table:table-cell>
          <table:table-cell table:number-columns-repeated="2" table:style-name="ce16" office:value-type="float" office:value="494" calcext:value-type="float">
            <text:p><text:s/>494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德冠土木</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六腳鄉崙陽村<text:span text:style-name="T5">2</text:span><text:span text:style-name="T6">鄰</text:span><text:span text:style-name="T9">18-4</text:span><text:span text:style-name="T6">號、蘇厝寮</text:span><text:span text:style-name="T9">12</text:span><text:span text:style-name="T6">鄰</text:span><text:span text:style-name="T9">175</text:span><text:span text:style-name="T6">號及六斗村</text:span><text:span text:style-name="T9">3</text:span><text:span text:style-name="T6">鄰</text:span><text:span text:style-name="T9">1</text:span><text:span text:style-name="T6">之</text:span><text:span text:style-name="T9">23</text:span><text:span text:style-name="T6">號道路改善工程</text:span></text:p>
          </table:table-cell>
          <table:table-cell table:style-name="ce5" office:value-type="string" calcext:value-type="string">
            <text:p>六腳鄉</text:p>
          </table:table-cell>
          <table:table-cell table:number-columns-repeated="2" table:style-name="ce16" office:value-type="float" office:value="783" calcext:value-type="float">
            <text:p><text:s/>783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德冠土木</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朴子市台<text:span text:style-name="T5">19</text:span><text:span text:style-name="T6">線往朴子工業區道路改善工程</text:span></text:p>
          </table:table-cell>
          <table:table-cell table:style-name="ce5" office:value-type="string" calcext:value-type="string">
            <text:p>朴子市</text:p>
          </table:table-cell>
          <table:table-cell table:style-name="ce16" office:value-type="float" office:value="105" calcext:value-type="float">
            <text:p><text:s/>105 </text:p>
          </table:table-cell>
          <table:table-cell table:style-name="ce16" office:value-type="float" office:value="150" calcext:value-type="float">
            <text:p><text:s/>15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六腳鄉六腳村<text:span text:style-name="T5">3</text:span><text:span text:style-name="T6">鄰道路改善工程</text:span></text:p>
          </table:table-cell>
          <table:table-cell table:style-name="ce5" office:value-type="string" calcext:value-type="string">
            <text:p>六腳鄉</text:p>
          </table:table-cell>
          <table:table-cell table:number-columns-repeated="2" table:style-name="ce16" office:value-type="float" office:value="140" calcext:value-type="float">
            <text:p><text:s/>14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陳怡岳</text:p>
          </table:table-cell>
          <table:table-cell table:style-name="ce10" office:value-type="string" calcext:value-type="string">
            <text:p>東石鄉副瀨村新結庄道路<text:span text:style-name="T5">(</text:span><text:span text:style-name="T6">嘉</text:span><text:span text:style-name="T9">10</text:span><text:span text:style-name="T6">線</text:span><text:span text:style-name="T9">)</text:span><text:span text:style-name="T6">路燈一案</text:span></text:p>
          </table:table-cell>
          <table:table-cell table:style-name="ce5" office:value-type="string" calcext:value-type="string">
            <text:p>東石鄉</text:p>
          </table:table-cell>
          <table:table-cell table:number-columns-repeated="2" table:style-name="ce16" office:value-type="float" office:value="176.774" calcext:value-type="float">
            <text:p><text:s/>177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25" office:value-type="string" calcext:value-type="string">
            <text:p>東辰機電工程行</text:p>
          </table:table-cell>
          <table:table-cell table:number-columns-repeated="1015"/>
        </table:table-row>
        <table:table-row table:style-name="ro5">
          <table:table-cell table:style-name="ce5" office:value-type="string" calcext:value-type="string">
            <text:p>陳保仁</text:p>
          </table:table-cell>
          <table:table-cell table:style-name="ce10" office:value-type="string" calcext:value-type="string">
            <text:p>梅山鄉<text:span text:style-name="T5">162</text:span><text:span text:style-name="T6">甲線往圳北村嘉</text:span><text:span text:style-name="T9">150</text:span><text:span text:style-name="T6">線之路口道路改善工程</text:span></text:p>
          </table:table-cell>
          <table:table-cell table:style-name="ce5" office:value-type="string" calcext:value-type="string">
            <text:p>梅山鄉</text:p>
          </table:table-cell>
          <table:table-cell table:number-columns-repeated="2" table:style-name="ce16" office:value-type="float" office:value="122" calcext:value-type="float">
            <text:p><text:s/>122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梅山鄉公所</text:p>
          </table:table-cell>
          <table:table-cell table:style-name="ce5" office:value-type="string" calcext:value-type="string">
            <text:p>公開招標</text:p>
          </table:table-cell>
          <table:table-cell table:style-name="ce5" office:value-type="string" calcext:value-type="string">
            <text:p>冠瑛營造</text:p>
          </table:table-cell>
          <table:table-cell table:number-columns-repeated="1015"/>
        </table:table-row>
        <table:table-row table:style-name="ro5">
          <table:table-cell table:style-name="ce5" office:value-type="string" calcext:value-type="string">
            <text:p>陳保仁</text:p>
          </table:table-cell>
          <table:table-cell table:style-name="ce10" office:value-type="string" calcext:value-type="string">
            <text:p>梅山鄉大南、安靖、雙溪、過山等村道路及擋土牆改善工程</text:p>
          </table:table-cell>
          <table:table-cell table:style-name="ce5" office:value-type="string" calcext:value-type="string">
            <text:p>梅山鄉</text:p>
          </table:table-cell>
          <table:table-cell table:number-columns-repeated="2" table:style-name="ce16" office:value-type="float" office:value="2000" calcext:value-type="float">
            <text:p><text:s/>2,0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梅山鄉公所</text:p>
          </table:table-cell>
          <table:table-cell table:style-name="ce5" office:value-type="string" calcext:value-type="string">
            <text:p>公開招標</text:p>
          </table:table-cell>
          <table:table-cell table:style-name="ce5" office:value-type="string" calcext:value-type="string">
            <text:p>僑暉營造</text:p>
          </table:table-cell>
          <table:table-cell table:number-columns-repeated="1015"/>
        </table:table-row>
        <table:table-row table:style-name="ro5">
          <table:table-cell table:style-name="ce5" office:value-type="string" calcext:value-type="string">
            <text:p>陳柏霖</text:p>
          </table:table-cell>
          <table:table-cell table:style-name="ce10" office:value-type="string" calcext:value-type="string">
            <text:p>中埔鄉和美村村里道路修補改善工程</text:p>
          </table:table-cell>
          <table:table-cell table:style-name="ce5" office:value-type="string" calcext:value-type="string">
            <text:p>中埔鄉</text:p>
          </table:table-cell>
          <table:table-cell table:number-columns-repeated="2" table:style-name="ce16" office:value-type="float" office:value="1220" calcext:value-type="float">
            <text:p><text:s/>1,22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布袋鎮新岑社區運動公園增設排水設施</text:p>
          </table:table-cell>
          <table:table-cell table:style-name="ce5" office:value-type="string" calcext:value-type="string">
            <text:p>布袋鎮</text:p>
          </table:table-cell>
          <table:table-cell table:number-columns-repeated="2" table:style-name="ce16" office:value-type="float" office:value="350" calcext:value-type="float">
            <text:p><text:s/>35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椿田土木</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布袋鎮復興里<text:span text:style-name="T5">19</text:span><text:span text:style-name="T6">鄰道路、排水改善工程</text:span></text:p>
          </table:table-cell>
          <table:table-cell table:style-name="ce5" office:value-type="string" calcext:value-type="string">
            <text:p>布袋鎮</text:p>
          </table:table-cell>
          <table:table-cell table:style-name="ce16" office:value-type="float" office:value="700" calcext:value-type="float">
            <text:p><text:s/>700 </text:p>
          </table:table-cell>
          <table:table-cell table:style-name="ce16" office:value-type="float" office:value="550" calcext:value-type="float">
            <text:p><text:s/>55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布袋鎮新岑里道路零星修繕工程</text:p>
          </table:table-cell>
          <table:table-cell table:style-name="ce5" office:value-type="string" calcext:value-type="string">
            <text:p>布袋鎮</text:p>
          </table:table-cell>
          <table:table-cell table:number-columns-repeated="2" table:style-name="ce16" office:value-type="float" office:value="94.3" calcext:value-type="float">
            <text:p><text:s/>94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豪真營造</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布袋鎮新塭至新店道路緊急修復工程</text:p>
          </table:table-cell>
          <table:table-cell table:style-name="ce5" office:value-type="string" calcext:value-type="string">
            <text:p>布袋鎮</text:p>
          </table:table-cell>
          <table:table-cell table:number-columns-repeated="2" table:style-name="ce16" office:value-type="float" office:value="96.3" calcext:value-type="float">
            <text:p><text:s/>96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椿築營造</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義竹鄉平溪村鋪面破損改善</text:p>
          </table:table-cell>
          <table:table-cell table:style-name="ce5" office:value-type="string" calcext:value-type="string">
            <text:p>義竹鄉</text:p>
          </table:table-cell>
          <table:table-cell table:number-columns-repeated="2" table:style-name="ce16" office:value-type="float" office:value="138.5" calcext:value-type="float">
            <text:p><text:s/>139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陳鳳梅</text:p>
          </table:table-cell>
          <table:table-cell table:style-name="ce10" office:value-type="string" calcext:value-type="string">
            <text:p>布袋鎮永安里大寮村里道路修補改善工程</text:p>
          </table:table-cell>
          <table:table-cell table:style-name="ce5" office:value-type="string" calcext:value-type="string">
            <text:p>布袋鎮</text:p>
          </table:table-cell>
          <table:table-cell table:number-columns-repeated="2" table:style-name="ce16" office:value-type="float" office:value="153" calcext:value-type="float">
            <text:p><text:s/>153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舊社產業道路改善工程</text:p>
          </table:table-cell>
          <table:table-cell table:style-name="ce5" office:value-type="string" calcext:value-type="string">
            <text:p>竹崎鄉</text:p>
          </table:table-cell>
          <table:table-cell table:number-columns-repeated="2" table:style-name="ce16" office:value-type="float" office:value="600" calcext:value-type="float">
            <text:p><text:s/>6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松柏土木</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昇平村柿仔腳道路路面改善工程</text:p>
          </table:table-cell>
          <table:table-cell table:style-name="ce5" office:value-type="string" calcext:value-type="string">
            <text:p>竹崎鄉</text:p>
          </table:table-cell>
          <table:table-cell table:number-columns-repeated="2" table:style-name="ce16" office:value-type="float" office:value="800" calcext:value-type="float">
            <text:p><text:s/>8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昇平村<text:span text:style-name="T5">14</text:span><text:span text:style-name="T6">鄰嘉</text:span><text:span text:style-name="T9">121</text:span><text:span text:style-name="T6">線排水溝改善工程</text:span></text:p>
          </table:table-cell>
          <table:table-cell table:style-name="ce5" office:value-type="string" calcext:value-type="string">
            <text:p>竹崎鄉</text:p>
          </table:table-cell>
          <table:table-cell table:number-columns-repeated="2" table:style-name="ce16" office:value-type="float" office:value="270" calcext:value-type="float">
            <text:p><text:s/>27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鹿滿村嘉<text:span text:style-name="T5">113</text:span><text:span text:style-name="T6">線往鹿滿車站道路路面改善工程</text:span></text:p>
          </table:table-cell>
          <table:table-cell table:style-name="ce5" office:value-type="string" calcext:value-type="string">
            <text:p>竹崎鄉</text:p>
          </table:table-cell>
          <table:table-cell table:number-columns-repeated="2" table:style-name="ce16" office:value-type="float" office:value="256.35" calcext:value-type="float">
            <text:p><text:s/>256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獅埜村嘉<text:span text:style-name="T5">179</text:span><text:span text:style-name="T6">線支線道路改善工程</text:span></text:p>
          </table:table-cell>
          <table:table-cell table:style-name="ce5" office:value-type="string" calcext:value-type="string">
            <text:p>竹崎鄉</text:p>
          </table:table-cell>
          <table:table-cell table:number-columns-repeated="2" table:style-name="ce16" office:value-type="float" office:value="352.5" calcext:value-type="float">
            <text:p><text:s/>353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昇平村嘉<text:span text:style-name="T5">123</text:span><text:span text:style-name="T6">線及山仔頂</text:span><text:span text:style-name="T9">4</text:span><text:span text:style-name="T6">鄰道路改善工程</text:span></text:p>
          </table:table-cell>
          <table:table-cell table:style-name="ce5" office:value-type="string" calcext:value-type="string">
            <text:p>竹崎鄉</text:p>
          </table:table-cell>
          <table:table-cell table:number-columns-repeated="2" table:style-name="ce16" office:value-type="float" office:value="565" calcext:value-type="float">
            <text:p><text:s/>565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芳義營造</text:p>
          </table:table-cell>
          <table:table-cell table:number-columns-repeated="1015"/>
        </table:table-row>
        <table:table-row table:style-name="ro5">
          <table:table-cell table:style-name="ce5" office:value-type="string" calcext:value-type="string">
            <text:p>曾亮哲</text:p>
          </table:table-cell>
          <table:table-cell table:style-name="ce10" office:value-type="string" calcext:value-type="string">
            <text:p>竹崎鄉灣橋村村里聯絡道路路面改善工程</text:p>
          </table:table-cell>
          <table:table-cell table:style-name="ce5" office:value-type="string" calcext:value-type="string">
            <text:p>竹崎鄉</text:p>
          </table:table-cell>
          <table:table-cell table:number-columns-repeated="2" table:style-name="ce16" office:value-type="float" office:value="300" calcext:value-type="float">
            <text:p><text:s/>3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南新里水牛公園東側排水工程</text:p>
          </table:table-cell>
          <table:table-cell table:style-name="ce5" office:value-type="string" calcext:value-type="string">
            <text:p>太保市</text:p>
          </table:table-cell>
          <table:table-cell table:number-columns-repeated="2" table:style-name="ce16" office:value-type="float" office:value="750" calcext:value-type="float">
            <text:p><text:s/>75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宏斌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安仁農地重劃區北路<text:span text:style-name="T5">29</text:span><text:span text:style-name="T6">及東路</text:span><text:span text:style-name="T9">47</text:span><text:span text:style-name="T6">改善工程</text:span></text:p>
          </table:table-cell>
          <table:table-cell table:style-name="ce5" office:value-type="string" calcext:value-type="string">
            <text:p>太保市</text:p>
          </table:table-cell>
          <table:table-cell table:number-columns-repeated="2" table:style-name="ce16" office:value-type="float" office:value="2100" calcext:value-type="float">
            <text:p><text:s/>2,1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東帝華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前潭里及崙頂里道路改善工程</text:p>
          </table:table-cell>
          <table:table-cell table:style-name="ce5" office:value-type="string" calcext:value-type="string">
            <text:p>太保市</text:p>
          </table:table-cell>
          <table:table-cell table:number-columns-repeated="2" table:style-name="ce16" office:value-type="float" office:value="1145" calcext:value-type="float">
            <text:p><text:s/>1,145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德冠土木</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安仁里嘉<text:span text:style-name="T5">44</text:span><text:span text:style-name="T6">線道路改善工程</text:span><text:span text:style-name="T9">(</text:span><text:span text:style-name="T6">約</text:span><text:span text:style-name="T9">2k+350~2k+400)</text:span></text:p>
          </table:table-cell>
          <table:table-cell table:style-name="ce5" office:value-type="string" calcext:value-type="string">
            <text:p>義竹鄉</text:p>
          </table:table-cell>
          <table:table-cell table:number-columns-repeated="2" table:style-name="ce16" office:value-type="float" office:value="104" calcext:value-type="float">
            <text:p><text:s/>104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嘉<text:span text:style-name="T5">64</text:span><text:span text:style-name="T6">線</text:span><text:span text:style-name="T9">0k+850</text:span><text:span text:style-name="T6">鋪面破損改善</text:span></text:p>
          </table:table-cell>
          <table:table-cell table:style-name="ce5" office:value-type="string" calcext:value-type="string">
            <text:p>太保市</text:p>
          </table:table-cell>
          <table:table-cell table:number-columns-repeated="2" table:style-name="ce16" office:value-type="float" office:value="61.8" calcext:value-type="float">
            <text:p><text:s/>62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嘉<text:span text:style-name="T5">64</text:span><text:span text:style-name="T6">線</text:span><text:span text:style-name="T9">1k+050</text:span><text:span text:style-name="T6">鋪面破損改善</text:span></text:p>
          </table:table-cell>
          <table:table-cell table:style-name="ce5" office:value-type="string" calcext:value-type="string">
            <text:p>太保市</text:p>
          </table:table-cell>
          <table:table-cell table:number-columns-repeated="2" table:style-name="ce16" office:value-type="float" office:value="61.8" calcext:value-type="float">
            <text:p><text:s/>62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嘉<text:span text:style-name="T5">64</text:span><text:span text:style-name="T6">線</text:span><text:span text:style-name="T9">1k+300</text:span><text:span text:style-name="T6">、</text:span><text:span text:style-name="T9">1k+500</text:span><text:span text:style-name="T6">鋪面破損改善</text:span></text:p>
          </table:table-cell>
          <table:table-cell table:style-name="ce5" office:value-type="string" calcext:value-type="string">
            <text:p>太保市</text:p>
          </table:table-cell>
          <table:table-cell table:number-columns-repeated="2" table:style-name="ce16" office:value-type="float" office:value="63.9" calcext:value-type="float">
            <text:p><text:s/>64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黃　傑</text:p>
          </table:table-cell>
          <table:table-cell table:style-name="ce10" office:value-type="string" calcext:value-type="string">
            <text:p>太保市嘉<text:span text:style-name="T5">64</text:span><text:span text:style-name="T6">線</text:span><text:span text:style-name="T9">1k+600</text:span><text:span text:style-name="T6">鋪面破損改善</text:span></text:p>
          </table:table-cell>
          <table:table-cell table:style-name="ce5" office:value-type="string" calcext:value-type="string">
            <text:p>太保市</text:p>
          </table:table-cell>
          <table:table-cell table:number-columns-repeated="2" table:style-name="ce16" office:value-type="float" office:value="60.6" calcext:value-type="float">
            <text:p><text:s/>61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松山村後山仔段<text:span text:style-name="T5">427.460.460-1</text:span><text:span text:style-name="T6">地段產業道路改善工程</text:span></text:p>
          </table:table-cell>
          <table:table-cell table:style-name="ce5" office:value-type="string" calcext:value-type="string">
            <text:p>民雄鄉</text:p>
          </table:table-cell>
          <table:table-cell table:number-columns-repeated="2" table:style-name="ce16" office:value-type="float" office:value="1500" calcext:value-type="float">
            <text:p><text:s/>1,5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成信土木</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東湖村東湖大排農路改善工程</text:p>
          </table:table-cell>
          <table:table-cell table:style-name="ce5" office:value-type="string" calcext:value-type="string">
            <text:p>民雄鄉</text:p>
          </table:table-cell>
          <table:table-cell table:number-columns-repeated="2" table:style-name="ce16" office:value-type="float" office:value="800" calcext:value-type="float">
            <text:p><text:s/>8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景嘉營造</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西安村西安段<text:span text:style-name="T5">705-1</text:span><text:span text:style-name="T6">、</text:span><text:span text:style-name="T9">705-2</text:span><text:span text:style-name="T6">農地產業道路工程</text:span></text:p>
          </table:table-cell>
          <table:table-cell table:style-name="ce5" office:value-type="string" calcext:value-type="string">
            <text:p>民雄鄉</text:p>
          </table:table-cell>
          <table:table-cell table:number-columns-repeated="2" table:style-name="ce16" office:value-type="float" office:value="1500" calcext:value-type="float">
            <text:p><text:s/>1,5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建璣營造</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頂寮農地重劃區小排<text:span text:style-name="T5">1-18</text:span><text:span text:style-name="T6">改善工程</text:span></text:p>
          </table:table-cell>
          <table:table-cell table:style-name="ce5" office:value-type="string" calcext:value-type="string">
            <text:p>民雄鄉</text:p>
          </table:table-cell>
          <table:table-cell table:number-columns-repeated="2" table:style-name="ce16" office:value-type="float" office:value="800" calcext:value-type="float">
            <text:p><text:s/>8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聖安土木</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平和農地重劃區東路<text:span text:style-name="T5">2</text:span><text:span text:style-name="T6">改善工程</text:span></text:p>
          </table:table-cell>
          <table:table-cell table:style-name="ce5" office:value-type="string" calcext:value-type="string">
            <text:p>民雄鄉</text:p>
          </table:table-cell>
          <table:table-cell table:number-columns-repeated="2" table:style-name="ce16" office:value-type="float" office:value="500" calcext:value-type="float">
            <text:p><text:s/>5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光明土木</text:p>
          </table:table-cell>
          <table:table-cell table:number-columns-repeated="1015"/>
        </table:table-row>
        <table:table-row table:style-name="ro5">
          <table:table-cell table:style-name="ce5" office:value-type="string" calcext:value-type="string">
            <text:p>黃嘉寬</text:p>
          </table:table-cell>
          <table:table-cell table:style-name="ce10" office:value-type="string" calcext:value-type="string">
            <text:p>嘉<text:span text:style-name="T5">105</text:span><text:span text:style-name="T6">線振興橋</text:span><text:span text:style-name="T9">(</text:span><text:span text:style-name="T6">俊雄三號橋水流媽廟前</text:span><text:span text:style-name="T9">)</text:span><text:span text:style-name="T6">道路修補改善工程</text:span></text:p>
          </table:table-cell>
          <table:table-cell table:style-name="ce5" office:value-type="string" calcext:value-type="string">
            <text:p>民雄鄉</text:p>
          </table:table-cell>
          <table:table-cell table:number-columns-repeated="2" table:style-name="ce16" office:value-type="float" office:value="1344" calcext:value-type="float">
            <text:p><text:s/>1,344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後寮社區設置老人運動器材案</text:p>
          </table:table-cell>
          <table:table-cell table:style-name="ce5" office:value-type="string" calcext:value-type="string">
            <text:p>鹿草鄉</text:p>
          </table:table-cell>
          <table:table-cell table:number-columns-repeated="2" table:style-name="ce16" office:value-type="float" office:value="0.18" calcext:value-type="float">
            <text:p><text:s/>0 </text:p>
          </table:table-cell>
          <table:table-cell table:style-name="ce10" office:value-type="string" calcext:value-type="string">
            <text:p>公用事業工程<text:span text:style-name="T5">-</text:span><text:span text:style-name="T6">公用事業工程</text:span></text:p>
          </table:table-cell>
          <table:table-cell table:style-name="ce5" office:value-type="string" calcext:value-type="string">
            <text:p>嘉義縣政府</text:p>
          </table:table-cell>
          <table:table-cell table:style-name="ce22" table:number-columns-repeated="2"/>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後堀村山仔腳<text:span text:style-name="T5">(</text:span><text:span text:style-name="T6">高鐵下</text:span><text:span text:style-name="T9">)</text:span><text:span text:style-name="T6">排水改善工程</text:span></text:p>
          </table:table-cell>
          <table:table-cell table:style-name="ce5" office:value-type="string" calcext:value-type="string">
            <text:p>鹿草鄉</text:p>
          </table:table-cell>
          <table:table-cell table:style-name="ce16" office:value-type="float" office:value="4500" calcext:value-type="float">
            <text:p><text:s/>4,500 </text:p>
          </table:table-cell>
          <table:table-cell table:style-name="ce16" office:value-type="float" office:value="1500" calcext:value-type="float">
            <text:p><text:s/>1,5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致業工程</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下麻村過溝庄內排水改善工程</text:p>
          </table:table-cell>
          <table:table-cell table:style-name="ce5" office:value-type="string" calcext:value-type="string">
            <text:p>鹿草鄉</text:p>
          </table:table-cell>
          <table:table-cell table:style-name="ce16" office:value-type="float" office:value="600" calcext:value-type="float">
            <text:p><text:s/>600 </text:p>
          </table:table-cell>
          <table:table-cell table:style-name="ce16" office:value-type="float" office:value="400" calcext:value-type="float">
            <text:p><text:s/>4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致業工程</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重寮鹿草排水下游段改善工程</text:p>
          </table:table-cell>
          <table:table-cell table:style-name="ce5" office:value-type="string" calcext:value-type="string">
            <text:p>鹿草鄉</text:p>
          </table:table-cell>
          <table:table-cell table:number-columns-repeated="2" table:style-name="ce16" office:value-type="float" office:value="600" calcext:value-type="float">
            <text:p><text:s/>6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尚未決標</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碧潭村農路改善工程</text:p>
          </table:table-cell>
          <table:table-cell table:style-name="ce5" office:value-type="string" calcext:value-type="string">
            <text:p>鹿草鄉</text:p>
          </table:table-cell>
          <table:table-cell table:number-columns-repeated="2" table:style-name="ce16" office:value-type="float" office:value="800" calcext:value-type="float">
            <text:p><text:s/>80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鹿草鄉公所</text:p>
          </table:table-cell>
          <table:table-cell table:style-name="ce5" office:value-type="string" calcext:value-type="string">
            <text:p>公開招標</text:p>
          </table:table-cell>
          <table:table-cell table:style-name="ce5" office:value-type="string" calcext:value-type="string">
            <text:p>啟揚土木</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山下農地重劃區北鹿草中排<text:span text:style-name="T5">2</text:span><text:span text:style-name="T6">溝牆加高工程</text:span></text:p>
          </table:table-cell>
          <table:table-cell table:style-name="ce5" office:value-type="string" calcext:value-type="string">
            <text:p>鹿草鄉</text:p>
          </table:table-cell>
          <table:table-cell table:number-columns-repeated="2" table:style-name="ce16" office:value-type="float" office:value="160" calcext:value-type="float">
            <text:p><text:s/>16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東帝華營造</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靖和農地重劃區南北<text:span text:style-name="T5">17</text:span><text:span text:style-name="T6">路改善工程</text:span></text:p>
          </table:table-cell>
          <table:table-cell table:style-name="ce5" office:value-type="string" calcext:value-type="string">
            <text:p>鹿草鄉</text:p>
          </table:table-cell>
          <table:table-cell table:number-columns-repeated="2" table:style-name="ce16" office:value-type="float" office:value="600" calcext:value-type="float">
            <text:p><text:s/>6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東帝華營造</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松竹村庄內道路改善及竹圍國小前排水溝加蓋工程</text:p>
          </table:table-cell>
          <table:table-cell table:style-name="ce5" office:value-type="string" calcext:value-type="string">
            <text:p>鹿草鄉</text:p>
          </table:table-cell>
          <table:table-cell table:style-name="ce16" office:value-type="float" office:value="655" calcext:value-type="float">
            <text:p><text:s/>655 </text:p>
          </table:table-cell>
          <table:table-cell table:style-name="ce16" office:value-type="float" office:value="600" calcext:value-type="float">
            <text:p><text:s/>6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德冠土木</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角鄉重寮村媽祖廟邊道路改善工程</text:p>
          </table:table-cell>
          <table:table-cell table:style-name="ce5" office:value-type="string" calcext:value-type="string">
            <text:p>鹿草鄉</text:p>
          </table:table-cell>
          <table:table-cell table:style-name="ce16" office:value-type="float" office:value="690" calcext:value-type="float">
            <text:p><text:s/>690 </text:p>
          </table:table-cell>
          <table:table-cell table:style-name="ce16" office:value-type="float" office:value="600" calcext:value-type="float">
            <text:p><text:s/>6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西井村道路改善工程</text:p>
          </table:table-cell>
          <table:table-cell table:style-name="ce5" office:value-type="string" calcext:value-type="string">
            <text:p>鹿草鄉</text:p>
          </table:table-cell>
          <table:table-cell table:style-name="ce16" office:value-type="float" office:value="540" calcext:value-type="float">
            <text:p><text:s/>540 </text:p>
          </table:table-cell>
          <table:table-cell table:style-name="ce16" office:value-type="float" office:value="500" calcext:value-type="float">
            <text:p><text:s/>5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楊秀玉</text:p>
          </table:table-cell>
          <table:table-cell table:style-name="ce10" office:value-type="string" calcext:value-type="string">
            <text:p>鹿草鄉光潭村市場前道路、海豐段道路改善工程</text:p>
          </table:table-cell>
          <table:table-cell table:style-name="ce5" office:value-type="string" calcext:value-type="string">
            <text:p>鹿草鄉</text:p>
          </table:table-cell>
          <table:table-cell table:number-columns-repeated="2" table:style-name="ce16" office:value-type="float" office:value="445" calcext:value-type="float">
            <text:p><text:s/>445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大林鎮中林里｢中林段<text:span text:style-name="T5">192</text:span><text:span text:style-name="T6">地號旁｣改善工程</text:span></text:p>
          </table:table-cell>
          <table:table-cell table:style-name="ce5" office:value-type="string" calcext:value-type="string">
            <text:p>大林鎮</text:p>
          </table:table-cell>
          <table:table-cell table:number-columns-repeated="2" table:style-name="ce16" office:value-type="float" office:value="500" calcext:value-type="float">
            <text:p><text:s/>5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公所辦理</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大林鎮中坑里田寮段<text:span text:style-name="T5">158</text:span><text:span text:style-name="T6">號農路改善工程</text:span></text:p>
          </table:table-cell>
          <table:table-cell table:style-name="ce5" office:value-type="string" calcext:value-type="string">
            <text:p>大林鎮</text:p>
          </table:table-cell>
          <table:table-cell table:number-columns-repeated="2" table:style-name="ce16" office:value-type="float" office:value="160" calcext:value-type="float">
            <text:p><text:s/>160 </text:p>
          </table:table-cell>
          <table:table-cell table:style-name="ce10" office:value-type="string" calcext:value-type="string">
            <text:p>其他公共工程<text:span text:style-name="T5">-</text:span><text:span text:style-name="T6">治山防洪及養護</text:span></text:p>
          </table:table-cell>
          <table:table-cell table:style-name="ce5" office:value-type="string" calcext:value-type="string">
            <text:p>大林鎮公所</text:p>
          </table:table-cell>
          <table:table-cell table:style-name="ce5" office:value-type="string" calcext:value-type="string">
            <text:p>公開招標</text:p>
          </table:table-cell>
          <table:table-cell table:style-name="ce5" office:value-type="string" calcext:value-type="string">
            <text:p>頂坪土木</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好收農地重劃區東路<text:span text:style-name="T5">2</text:span><text:span text:style-name="T6">改善工程</text:span></text:p>
          </table:table-cell>
          <table:table-cell table:style-name="ce5" office:value-type="string" calcext:value-type="string">
            <text:p>民雄鄉</text:p>
          </table:table-cell>
          <table:table-cell table:number-columns-repeated="2" table:style-name="ce16" office:value-type="float" office:value="95" calcext:value-type="float">
            <text:p><text:s/>95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22" office:value-type="string" calcext:value-type="string">
            <text:p>10<text:span text:style-name="T10">萬元以下小額採購</text:span></text:p>
          </table:table-cell>
          <table:table-cell table:style-name="ce5" office:value-type="string" calcext:value-type="string">
            <text:p>永旭土木</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內林農地重劃區東路<text:span text:style-name="T5">38</text:span><text:span text:style-name="T6">改善工程</text:span></text:p>
          </table:table-cell>
          <table:table-cell table:style-name="ce5" office:value-type="string" calcext:value-type="string">
            <text:p>大林鎮</text:p>
          </table:table-cell>
          <table:table-cell table:number-columns-repeated="2" table:style-name="ce16" office:value-type="float" office:value="400" calcext:value-type="float">
            <text:p><text:s/>4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光明土木</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潭墘農地重劃區主農路<text:span text:style-name="T5">3</text:span><text:span text:style-name="T6">改善工程</text:span></text:p>
          </table:table-cell>
          <table:table-cell table:style-name="ce5" office:value-type="string" calcext:value-type="string">
            <text:p>大林鎮</text:p>
          </table:table-cell>
          <table:table-cell table:number-columns-repeated="2" table:style-name="ce16" office:value-type="float" office:value="520" calcext:value-type="float">
            <text:p><text:s/>52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內林農地重劃區東路<text:span text:style-name="T5">22-1</text:span><text:span text:style-name="T6">改善工程</text:span></text:p>
          </table:table-cell>
          <table:table-cell table:style-name="ce5" office:value-type="string" calcext:value-type="string">
            <text:p>大林鎮</text:p>
          </table:table-cell>
          <table:table-cell table:number-columns-repeated="2" table:style-name="ce16" office:value-type="float" office:value="900" calcext:value-type="float">
            <text:p><text:s/>9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招標中</text:p>
          </table:table-cell>
          <table:table-cell table:number-columns-repeated="1015"/>
        </table:table-row>
        <table:table-row table:style-name="ro5">
          <table:table-cell table:style-name="ce5" office:value-type="string" calcext:value-type="string">
            <text:p>葉和平</text:p>
          </table:table-cell>
          <table:table-cell table:style-name="ce11" office:value-type="string" calcext:value-type="string">
            <text:p>162<text:span text:style-name="T10">甲線</text:span><text:span text:style-name="T9">15</text:span><text:span text:style-name="T6">彎支線村里道路路面改善工程</text:span></text:p>
          </table:table-cell>
          <table:table-cell table:style-name="ce5" office:value-type="string" calcext:value-type="string">
            <text:p>梅山鄉</text:p>
          </table:table-cell>
          <table:table-cell table:number-columns-repeated="2" table:style-name="ce16" office:value-type="float" office:value="340" calcext:value-type="float">
            <text:p><text:s/>34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梅山鄉公所</text:p>
          </table:table-cell>
          <table:table-cell table:style-name="ce5" office:value-type="string" calcext:value-type="string">
            <text:p>公開招標</text:p>
          </table:table-cell>
          <table:table-cell table:style-name="ce5" office:value-type="string" calcext:value-type="string">
            <text:p>冠瑛營造</text:p>
          </table:table-cell>
          <table:table-cell table:number-columns-repeated="1015"/>
        </table:table-row>
        <table:table-row table:style-name="ro5">
          <table:table-cell table:style-name="ce5" office:value-type="string" calcext:value-type="string">
            <text:p>葉和平</text:p>
          </table:table-cell>
          <table:table-cell table:style-name="ce10" office:value-type="string" calcext:value-type="string">
            <text:p>大林鎮過溪里油車店往崎頭道路<text:span text:style-name="T5">(</text:span><text:span text:style-name="T6">嘉</text:span><text:span text:style-name="T9">104-1</text:span><text:span text:style-name="T6">線</text:span><text:span text:style-name="T9">)</text:span><text:span text:style-name="T6">修復工程</text:span></text:p>
          </table:table-cell>
          <table:table-cell table:style-name="ce5" office:value-type="string" calcext:value-type="string">
            <text:p>大林鎮</text:p>
          </table:table-cell>
          <table:table-cell table:style-name="ce16" office:value-type="float" office:value="3600" calcext:value-type="float">
            <text:p><text:s/>3,600 </text:p>
          </table:table-cell>
          <table:table-cell table:style-name="ce16" office:value-type="float" office:value="500" calcext:value-type="float">
            <text:p><text:s/>5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大林鎮公所</text:p>
          </table:table-cell>
          <table:table-cell table:style-name="ce5" office:value-type="string" calcext:value-type="string">
            <text:p>公開招標</text:p>
          </table:table-cell>
          <table:table-cell table:style-name="ce5" office:value-type="string" calcext:value-type="string">
            <text:p>堂瑞營造</text:p>
          </table:table-cell>
          <table:table-cell table:number-columns-repeated="1015"/>
        </table:table-row>
        <table:table-row table:style-name="ro5">
          <table:table-cell table:style-name="ce5" office:value-type="string" calcext:value-type="string">
            <text:p>詹金繪</text:p>
          </table:table-cell>
          <table:table-cell table:style-name="ce11" office:value-type="string" calcext:value-type="string">
            <text:p>164<text:span text:style-name="T10">縣民雄交流道節水溝輛損壞請求賠償</text:span></text:p>
          </table:table-cell>
          <table:table-cell table:style-name="ce5" office:value-type="string" calcext:value-type="string">
            <text:p>民雄鄉</text:p>
          </table:table-cell>
          <table:table-cell table:style-name="ce16" office:value-type="float" office:value="23.863" calcext:value-type="float">
            <text:p><text:s/>24 </text:p>
          </table:table-cell>
          <table:table-cell table:style-name="ce16" office:value-type="float" office:value="20" calcext:value-type="float">
            <text:p><text:s/>20 </text:p>
          </table:table-cell>
          <table:table-cell table:style-name="ce10" office:value-type="string" calcext:value-type="string">
            <text:p>一般行政<text:span text:style-name="T5">-</text:span><text:span text:style-name="T6">法制訴願國家賠償處理</text:span></text:p>
          </table:table-cell>
          <table:table-cell table:style-name="ce5" office:value-type="string" calcext:value-type="string">
            <text:p>嘉義縣政府</text:p>
          </table:table-cell>
          <table:table-cell table:style-name="ce22" table:number-columns-repeated="2"/>
          <table:table-cell table:number-columns-repeated="1015"/>
        </table:table-row>
        <table:table-row table:style-name="ro5">
          <table:table-cell table:style-name="ce5" office:value-type="string" calcext:value-type="string">
            <text:p>詹金繪</text:p>
          </table:table-cell>
          <table:table-cell table:style-name="ce10" office:value-type="string" calcext:value-type="string">
            <text:p>溪口鄉溪北村大眾爺廟旁水溝截彎取直改善工程</text:p>
          </table:table-cell>
          <table:table-cell table:style-name="ce5" office:value-type="string" calcext:value-type="string">
            <text:p>溪口鄉</text:p>
          </table:table-cell>
          <table:table-cell table:number-columns-repeated="2" table:style-name="ce16" office:value-type="float" office:value="482.4" calcext:value-type="float">
            <text:p><text:s/>482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溪口鄉公所</text:p>
          </table:table-cell>
          <table:table-cell table:style-name="ce5" office:value-type="string" calcext:value-type="string">
            <text:p>公開招標</text:p>
          </table:table-cell>
          <table:table-cell table:style-name="ce5" office:value-type="string" calcext:value-type="string">
            <text:p>智富土木</text:p>
          </table:table-cell>
          <table:table-cell table:number-columns-repeated="1015"/>
        </table:table-row>
        <table:table-row table:style-name="ro5">
          <table:table-cell table:style-name="ce5" office:value-type="string" calcext:value-type="string">
            <text:p>詹黃素蓮</text:p>
          </table:table-cell>
          <table:table-cell table:style-name="ce10" office:value-type="string" calcext:value-type="string">
            <text:p>竹崎鄉榮民醫院鐵路旁排水溝改善工程</text:p>
          </table:table-cell>
          <table:table-cell table:style-name="ce5" office:value-type="string" calcext:value-type="string">
            <text:p>竹崎鄉</text:p>
          </table:table-cell>
          <table:table-cell table:number-columns-repeated="2" table:style-name="ce16" office:value-type="float" office:value="500" calcext:value-type="float">
            <text:p><text:s/>5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政發土木</text:p>
          </table:table-cell>
          <table:table-cell table:number-columns-repeated="1015"/>
        </table:table-row>
        <table:table-row table:style-name="ro5">
          <table:table-cell table:style-name="ce5" office:value-type="string" calcext:value-type="string">
            <text:p>詹黃素蓮</text:p>
          </table:table-cell>
          <table:table-cell table:style-name="ce10" office:value-type="string" calcext:value-type="string">
            <text:p>竹崎鄉塘興村嘉<text:span text:style-name="T5">118</text:span><text:span text:style-name="T6">線道路路面改善工程</text:span></text:p>
          </table:table-cell>
          <table:table-cell table:style-name="ce5" office:value-type="string" calcext:value-type="string">
            <text:p>竹崎鄉</text:p>
          </table:table-cell>
          <table:table-cell table:number-columns-repeated="2" table:style-name="ce16" office:value-type="float" office:value="1500" calcext:value-type="float">
            <text:p><text:s/>1,5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內溪洲大排欄杆架設工程</text:p>
          </table:table-cell>
          <table:table-cell table:style-name="ce5" office:value-type="string" calcext:value-type="string">
            <text:p>水上鄉</text:p>
          </table:table-cell>
          <table:table-cell table:style-name="ce16" office:value-type="float" office:value="600" calcext:value-type="float">
            <text:p><text:s/>600 </text:p>
          </table:table-cell>
          <table:table-cell table:style-name="ce16" office:value-type="float" office:value="350" calcext:value-type="float">
            <text:p><text:s/>35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成信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農地重劃區東路<text:span text:style-name="T5">25</text:span><text:span text:style-name="T6">改善工程</text:span></text:p>
          </table:table-cell>
          <table:table-cell table:style-name="ce5" office:value-type="string" calcext:value-type="string">
            <text:p>水上鄉</text:p>
          </table:table-cell>
          <table:table-cell table:number-columns-repeated="2" table:style-name="ce16" office:value-type="float" office:value="900" calcext:value-type="float">
            <text:p><text:s/>90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農地重劃區東路<text:span text:style-name="T5">15</text:span><text:span text:style-name="T6">之</text:span><text:span text:style-name="T9">2</text:span><text:span text:style-name="T6">改善工程</text:span></text:p>
          </table:table-cell>
          <table:table-cell table:style-name="ce5" office:value-type="string" calcext:value-type="string">
            <text:p>水上鄉</text:p>
          </table:table-cell>
          <table:table-cell table:number-columns-repeated="2" table:style-name="ce16" office:value-type="float" office:value="480" calcext:value-type="float">
            <text:p><text:s/>480 </text:p>
          </table:table-cell>
          <table:table-cell table:style-name="ce10" office:value-type="string" calcext:value-type="string">
            <text:p>其他公共工程<text:span text:style-name="T5">-</text:span><text:span text:style-name="T6">農地重劃區農水路維護</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中庄村中庄排水溝清淤工程</text:p>
          </table:table-cell>
          <table:table-cell table:style-name="ce5" office:value-type="string" calcext:value-type="string">
            <text:p>水上鄉</text:p>
          </table:table-cell>
          <table:table-cell table:number-columns-repeated="2" table:style-name="ce16" office:value-type="float" office:value="97" calcext:value-type="float">
            <text:p><text:s/>97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大豐工業社</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溪洲村外溪洲<text:span text:style-name="T5">AC</text:span><text:span text:style-name="T6">路面改善工程</text:span></text:p>
          </table:table-cell>
          <table:table-cell table:style-name="ce5" office:value-type="string" calcext:value-type="string">
            <text:p>水上鄉</text:p>
          </table:table-cell>
          <table:table-cell table:number-columns-repeated="2" table:style-name="ce16" office:value-type="float" office:value="1183" calcext:value-type="float">
            <text:p><text:s/>1,183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承瑋營造</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寬士村崎子頭<text:span text:style-name="T5">53</text:span><text:span text:style-name="T6">號附近排水改善工程</text:span></text:p>
          </table:table-cell>
          <table:table-cell table:style-name="ce5" office:value-type="string" calcext:value-type="string">
            <text:p>水上鄉</text:p>
          </table:table-cell>
          <table:table-cell table:number-columns-repeated="2" table:style-name="ce16" office:value-type="float" office:value="1775" calcext:value-type="float">
            <text:p><text:s/>1,775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隆福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內溪活動中心附近路面改善工程</text:p>
          </table:table-cell>
          <table:table-cell table:style-name="ce5" office:value-type="string" calcext:value-type="string">
            <text:p>水上鄉</text:p>
          </table:table-cell>
          <table:table-cell table:number-columns-repeated="2" table:style-name="ce16" office:value-type="float" office:value="400" calcext:value-type="float">
            <text:p><text:s/>40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隆福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中庄村中庄<text:span text:style-name="T5">48</text:span><text:span text:style-name="T6">號</text:span><text:span text:style-name="T9">-3</text:span><text:span text:style-name="T6">附近排水改善工程</text:span></text:p>
          </table:table-cell>
          <table:table-cell table:style-name="ce5" office:value-type="string" calcext:value-type="string">
            <text:p>水上鄉</text:p>
          </table:table-cell>
          <table:table-cell table:number-columns-repeated="2" table:style-name="ce16" office:value-type="float" office:value="25" calcext:value-type="float">
            <text:p><text:s/>25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大豐工業社</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柳林村柳子林<text:span text:style-name="T5">98</text:span><text:span text:style-name="T6">號附近排水改善工程</text:span></text:p>
          </table:table-cell>
          <table:table-cell table:style-name="ce5" office:value-type="string" calcext:value-type="string">
            <text:p>水上鄉</text:p>
          </table:table-cell>
          <table:table-cell table:number-columns-repeated="2" table:style-name="ce16" office:value-type="float" office:value="595" calcext:value-type="float">
            <text:p><text:s/>595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德冠土木</text:p>
          </table:table-cell>
          <table:table-cell table:number-columns-repeated="1015"/>
        </table:table-row>
        <table:table-row table:style-name="ro6">
          <table:table-cell table:style-name="ce5" office:value-type="string" calcext:value-type="string">
            <text:p>劉敬祥</text:p>
          </table:table-cell>
          <table:table-cell table:style-name="ce10" office:value-type="string" calcext:value-type="string">
            <text:p>水上鄉進學街水上國中附近排水改善工程</text:p>
          </table:table-cell>
          <table:table-cell table:style-name="ce5" office:value-type="string" calcext:value-type="string">
            <text:p>水上鄉</text:p>
          </table:table-cell>
          <table:table-cell table:number-columns-repeated="2" table:style-name="ce16" office:value-type="float" office:value="98.6" calcext:value-type="float">
            <text:p><text:s/>99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萬坤土木</text:p>
          </table:table-cell>
          <table:table-cell table:number-columns-repeated="1015"/>
        </table:table-row>
        <table:table-row table:style-name="ro5">
          <table:table-cell table:style-name="ce5" office:value-type="string" calcext:value-type="string">
            <text:p>劉敬祥</text:p>
          </table:table-cell>
          <table:table-cell table:style-name="ce10" office:value-type="string" calcext:value-type="string">
            <text:p>水上鄉嘉<text:span text:style-name="T5">42</text:span><text:span text:style-name="T6">線</text:span><text:span text:style-name="T9">0k+650(</text:span><text:span text:style-name="T6">竹安寺前</text:span><text:span text:style-name="T9">)</text:span><text:span text:style-name="T6">排水改善工程</text:span></text:p>
          </table:table-cell>
          <table:table-cell table:style-name="ce5" office:value-type="string" calcext:value-type="string">
            <text:p>水上鄉</text:p>
          </table:table-cell>
          <table:table-cell table:number-columns-repeated="2" table:style-name="ce16" office:value-type="float" office:value="390" calcext:value-type="float">
            <text:p><text:s/>39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陸福營造</text:p>
          </table:table-cell>
          <table:table-cell table:number-columns-repeated="1015"/>
        </table:table-row>
        <table:table-row table:style-name="ro5">
          <table:table-cell table:style-name="ce5" office:value-type="string" calcext:value-type="string">
            <text:p>蔡文基</text:p>
          </table:table-cell>
          <table:table-cell table:style-name="ce10" office:value-type="string" calcext:value-type="string">
            <text:p>番路鄉公興村中寮廣宮前廣場改善</text:p>
          </table:table-cell>
          <table:table-cell table:style-name="ce5" office:value-type="string" calcext:value-type="string">
            <text:p>番路鄉</text:p>
          </table:table-cell>
          <table:table-cell table:number-columns-repeated="2" table:style-name="ce16" office:value-type="float" office:value="100" calcext:value-type="float">
            <text:p><text:s/>100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慶禹營造</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副瀨村引水路工程</text:p>
          </table:table-cell>
          <table:table-cell table:style-name="ce5" office:value-type="string" calcext:value-type="string">
            <text:p>東石鄉</text:p>
          </table:table-cell>
          <table:table-cell table:number-columns-repeated="2" table:style-name="ce16" office:value-type="float" office:value="3500" calcext:value-type="float">
            <text:p><text:s/>3,500 </text:p>
          </table:table-cell>
          <table:table-cell table:style-name="ce10" office:value-type="string" calcext:value-type="string">
            <text:p>水利工程<text:span text:style-name="T5">-</text:span><text:span text:style-name="T6">防洪及灌溉工程</text:span></text:p>
          </table:table-cell>
          <table:table-cell table:style-name="ce5" office:value-type="string" calcext:value-type="string">
            <text:p>嘉義縣政府</text:p>
          </table:table-cell>
          <table:table-cell table:style-name="ce5" office:value-type="string" calcext:value-type="string">
            <text:p>公開招標</text:p>
          </table:table-cell>
          <table:table-cell table:style-name="ce5" office:value-type="string" calcext:value-type="string">
            <text:p>尚未決標</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嘉<text:span text:style-name="T5">7</text:span><text:span text:style-name="T6">線下蔦松路口護欄打除修復工程</text:span></text:p>
          </table:table-cell>
          <table:table-cell table:style-name="ce5" office:value-type="string" calcext:value-type="string">
            <text:p>東石鄉</text:p>
          </table:table-cell>
          <table:table-cell table:number-columns-repeated="2" table:style-name="ce16" office:value-type="float" office:value="87.675" calcext:value-type="float">
            <text:p><text:s/>88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小額採購</text:p>
          </table:table-cell>
          <table:table-cell table:style-name="ce5" office:value-type="string" calcext:value-type="string">
            <text:p>毅豐土木</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鰲鼓村嘉<text:span text:style-name="T5">8</text:span><text:span text:style-name="T6">線修補改善工程</text:span></text:p>
          </table:table-cell>
          <table:table-cell table:style-name="ce5" office:value-type="string" calcext:value-type="string">
            <text:p>東石鄉</text:p>
          </table:table-cell>
          <table:table-cell table:number-columns-repeated="2" table:style-name="ce16" office:value-type="float" office:value="625.5" calcext:value-type="float">
            <text:p><text:s/>626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雙連潭連天宮旁村里道路修補改善工程</text:p>
          </table:table-cell>
          <table:table-cell table:style-name="ce5" office:value-type="string" calcext:value-type="string">
            <text:p>東石鄉</text:p>
          </table:table-cell>
          <table:table-cell table:number-columns-repeated="2" table:style-name="ce16" office:value-type="float" office:value="748.5" calcext:value-type="float">
            <text:p><text:s/>749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鰲鼓村抽水站前道路改善工程</text:p>
          </table:table-cell>
          <table:table-cell table:style-name="ce5" office:value-type="string" calcext:value-type="string">
            <text:p>東石鄉</text:p>
          </table:table-cell>
          <table:table-cell table:number-columns-repeated="2" table:style-name="ce16" office:value-type="float" office:value="174.7" calcext:value-type="float">
            <text:p><text:s/>175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鰲鼓村村里聯絡道路改善工程</text:p>
          </table:table-cell>
          <table:table-cell table:style-name="ce5" office:value-type="string" calcext:value-type="string">
            <text:p>東石鄉</text:p>
          </table:table-cell>
          <table:table-cell table:number-columns-repeated="2" table:style-name="ce16" office:value-type="float" office:value="108.6" calcext:value-type="float">
            <text:p><text:s/>109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蔡鼎三</text:p>
          </table:table-cell>
          <table:table-cell table:style-name="ce10" office:value-type="string" calcext:value-type="string">
            <text:p>東石鄉溪下村灣子埔村里道路修補改善工程</text:p>
          </table:table-cell>
          <table:table-cell table:style-name="ce5" office:value-type="string" calcext:value-type="string">
            <text:p>東石鄉</text:p>
          </table:table-cell>
          <table:table-cell table:number-columns-repeated="2" table:style-name="ce16" office:value-type="float" office:value="80" calcext:value-type="float">
            <text:p><text:s/>80 </text:p>
          </table:table-cell>
          <table:table-cell table:style-name="ce10" office:value-type="string" calcext:value-type="string">
            <text:p>道路橋樑工程<text:span text:style-name="T5">-</text:span><text:span text:style-name="T6">縣鄉公路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顏蔡淑惠</text:p>
          </table:table-cell>
          <table:table-cell table:style-name="ce10" office:value-type="string" calcext:value-type="string">
            <text:p>東榮農地重劃區東<text:span text:style-name="T5">16</text:span><text:span text:style-name="T6">路及東光農場重劃區帶為小段</text:span><text:span text:style-name="T9">12</text:span><text:span text:style-name="T6">號等農路改善工程</text:span></text:p>
          </table:table-cell>
          <table:table-cell table:style-name="ce5" office:value-type="string" calcext:value-type="string">
            <text:p>義竹鄉</text:p>
          </table:table-cell>
          <table:table-cell table:number-columns-repeated="2" table:style-name="ce16" office:value-type="float" office:value="520" calcext:value-type="float">
            <text:p><text:s/>520 </text:p>
          </table:table-cell>
          <table:table-cell table:style-name="ce10" office:value-type="string" calcext:value-type="string">
            <text:p>其他公共工程<text:span text:style-name="T5">-</text:span><text:span text:style-name="T6">農地重劃區內農路之整修及改善</text:span></text:p>
          </table:table-cell>
          <table:table-cell table:style-name="ce5" office:value-type="string" calcext:value-type="string">
            <text:p>嘉義縣政府</text:p>
          </table:table-cell>
          <table:table-cell table:style-name="ce5" office:value-type="string" calcext:value-type="string">
            <text:p>公開取得</text:p>
          </table:table-cell>
          <table:table-cell table:style-name="ce5" office:value-type="string" calcext:value-type="string">
            <text:p>日新土木</text:p>
          </table:table-cell>
          <table:table-cell table:number-columns-repeated="1015"/>
        </table:table-row>
        <table:table-row table:style-name="ro5">
          <table:table-cell table:style-name="ce5" office:value-type="string" calcext:value-type="string">
            <text:p>羅士洋</text:p>
          </table:table-cell>
          <table:table-cell table:style-name="ce10" office:value-type="string" calcext:value-type="string">
            <text:p>和美、和睦村道路修舖工程</text:p>
          </table:table-cell>
          <table:table-cell table:style-name="ce5" office:value-type="string" calcext:value-type="string">
            <text:p>中埔鄉</text:p>
          </table:table-cell>
          <table:table-cell table:number-columns-repeated="2" table:style-name="ce16" office:value-type="float" office:value="403.96" calcext:value-type="float">
            <text:p><text:s/>404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嘉靖和營造</text:p>
          </table:table-cell>
          <table:table-cell table:number-columns-repeated="1015"/>
        </table:table-row>
        <table:table-row table:style-name="ro5">
          <table:table-cell table:style-name="ce5" office:value-type="string" calcext:value-type="string">
            <text:p>羅士洋</text:p>
          </table:table-cell>
          <table:table-cell table:style-name="ce10" office:value-type="string" calcext:value-type="string">
            <text:p>中埔鄉隆興村湖仔厝<text:span text:style-name="T5">41</text:span><text:span text:style-name="T6">之</text:span><text:span text:style-name="T9">4</text:span><text:span text:style-name="T6">號旁路面緊急修舖工程</text:span></text:p>
          </table:table-cell>
          <table:table-cell table:style-name="ce5" office:value-type="string" calcext:value-type="string">
            <text:p>中埔鄉</text:p>
          </table:table-cell>
          <table:table-cell table:number-columns-repeated="2" table:style-name="ce16" office:value-type="float" office:value="36.3" calcext:value-type="float">
            <text:p><text:s/>36 </text:p>
          </table:table-cell>
          <table:table-cell table:style-name="ce10" office:value-type="string" calcext:value-type="string">
            <text:p>道路橋樑工程<text:span text:style-name="T5">-</text:span><text:span text:style-name="T6">縣鄉公路保養工程</text:span></text:p>
          </table:table-cell>
          <table:table-cell table:style-name="ce5" office:value-type="string" calcext:value-type="string">
            <text:p>嘉義縣政府</text:p>
          </table:table-cell>
          <table:table-cell table:style-name="ce5" office:value-type="string" calcext:value-type="string">
            <text:p>公開招標</text:p>
            <text:p>開口契約</text:p>
          </table:table-cell>
          <table:table-cell table:style-name="ce5" office:value-type="string" calcext:value-type="string">
            <text:p>政志營造</text:p>
          </table:table-cell>
          <table:table-cell table:number-columns-repeated="1015"/>
        </table:table-row>
        <table:table-row table:style-name="ro5">
          <table:table-cell table:style-name="ce6" office:value-type="string" calcext:value-type="string" table:number-columns-spanned="3" table:number-rows-spanned="1">
            <text:p>合<text:span text:style-name="T5">          </text:span><text:span text:style-name="T6">計</text:span></text:p>
          </table:table-cell>
          <table:covered-table-cell table:style-name="ce12"/>
          <table:covered-table-cell table:style-name="ce15"/>
          <table:table-cell table:style-name="ce16" table:formula="of:=SUM([.D6:.D135])" office:value-type="float" office:value="86002.198" calcext:value-type="float">
            <text:p><text:s/>86,002 </text:p>
          </table:table-cell>
          <table:table-cell table:style-name="ce16" table:formula="of:=SUM([.E6:.E135])" office:value-type="float" office:value="75628.335" calcext:value-type="float">
            <text:p><text:s/>75,628 </text:p>
          </table:table-cell>
          <table:table-cell table:style-name="ce20"/>
          <table:table-cell table:style-name="ce16" table:number-columns-repeated="3"/>
          <table:table-cell table:number-columns-repeated="1015"/>
        </table:table-row>
        <table:table-row table:style-name="ro7" table:number-rows-repeated="4">
          <table:table-cell table:number-columns-repeated="1024"/>
        </table:table-row>
        <table:table-row table:style-name="ro7">
          <table:table-cell table:number-columns-repeated="3"/>
          <table:table-cell table:style-name="ce17" table:number-columns-repeated="2"/>
          <table:table-cell table:number-columns-repeated="1019"/>
        </table:table-row>
        <table:table-row table:style-name="ro7" table:number-rows-repeated="1048434">
          <table:table-cell table:number-columns-repeated="1024"/>
        </table:table-row>
        <table:table-row table:style-name="ro7">
          <table:table-cell table:number-columns-repeated="1024"/>
        </table:table-row>
        <table:named-expressions>
          <table:named-range table:name="Excel_BuiltIn_Print_Area" table:base-cell-address="$議員4.$A$1" table:cell-range-address="$議員4.$A$1:.$I$136" table:range-usable-as="print-range"/>
          <table:named-range table:name="Excel_BuiltIn_Print_Titles" table:base-cell-address="$議員4.$A$1" table:cell-range-address="$議員4.$A$1:.$AMJ$5" table:range-usable-as="repeat-column repeat-row"/>
          <table:named-range table:name="Excel_BuiltIn__FilterDatabase" table:base-cell-address="$議員4.$A$1" table:cell-range-address="$議員4.$A$5:.$I$136"/>
        </table:named-expressions>
      </table:table>
      <table:named-expressions/>
      <table:database-ranges>
        <table:database-range table:name="__Anonymous_Sheet_DB__0" table:target-range-address="議員4.A5:議員4.I1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NT$</number:text>
      <number:number number:decimal-places="0" loext:min-decimal-places="0" number:min-integer-digits="1" number:grouping="true"/>
    </number:number-style>
    <number:number-style style:name="N157">
      <number:text>-NT$</number:text>
      <number:number number:decimal-places="0" loext:min-decimal-places="0" number:min-integer-digits="1" number:grouping="true"/>
      <style:map style:condition="value()&gt;=0" style:apply-style-name="N157P0"/>
    </number:number-style>
    <number:number-style style:name="N158P0" style:volatile="true">
      <number:text>NT$</number:text>
      <number:number number:decimal-places="0" loext:min-decimal-places="0" number:min-integer-digits="1" number:grouping="true"/>
    </number:number-style>
    <number:number-style style:name="N158">
      <style:text-properties fo:color="#ff0000"/>
      <number:text>-NT$</number:text>
      <number:number number:decimal-places="0" loext:min-decimal-places="0" number:min-integer-digits="1" number:grouping="true"/>
      <style:map style:condition="value()&gt;=0" style:apply-style-name="N158P0"/>
    </number:number-style>
    <number:number-style style:name="N159P0" style:volatile="true">
      <number:text>NT$</number:text>
      <number:number number:decimal-places="2" loext:min-decimal-places="2" number:min-integer-digits="1" number:grouping="true"/>
    </number:number-style>
    <number:number-style style:name="N159">
      <number:text>-NT$</number:text>
      <number:number number:decimal-places="2" loext:min-decimal-places="2" number:min-integer-digits="1" number:grouping="true"/>
      <style:map style:condition="value()&gt;=0" style:apply-style-name="N159P0"/>
    </number:number-style>
    <number:number-style style:name="N160P0" style:volatile="true">
      <number:text>NT$</number:text>
      <number:number number:decimal-places="2" loext:min-decimal-places="2" number:min-integer-digits="1" number:grouping="true"/>
    </number:number-style>
    <number:number-style style:name="N160">
      <style:text-properties fo:color="#ff0000"/>
      <number:text>-NT$</number:text>
      <number:number number:decimal-places="2" loext:min-decimal-places="2" number:min-integer-digits="1" number:grouping="true"/>
      <style:map style:condition="value()&gt;=0" style:apply-style-name="N160P0"/>
    </number:number-style>
    <number:number-style style:name="N161P0" style:volatile="true">
      <loext:text> NT$</loext:text>
      <loext:fill-character> </loext:fill-character>
      <number:number number:decimal-places="0" loext:min-decimal-places="0" number:min-integer-digits="1" number:grouping="true"/>
      <number:text> </number:text>
    </number:number-style>
    <number:number-style style:name="N161P1" style:volatile="true">
      <loext:text>-NT$</loext:text>
      <loext:fill-character> </loext:fill-character>
      <number:number number:decimal-places="0" loext:min-decimal-places="0" number:min-integer-digits="1" number:grouping="true"/>
      <number:text> </number:text>
    </number:number-style>
    <number:number-style style:name="N161P2" style:volatile="true">
      <loext:text> NT$</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loext:text> NT$</loext:text>
      <loext:fill-character> </loext:fill-character>
      <number:number number:decimal-places="2" loext:min-decimal-places="2" number:min-integer-digits="1" number:grouping="true"/>
      <number:text> </number:text>
    </number:number-style>
    <number:number-style style:name="N162P1" style:volatile="true">
      <loext:text>-NT$</loext:text>
      <loext:fill-character> </loext:fill-character>
      <number:number number:decimal-places="2" loext:min-decimal-places="2" number:min-integer-digits="1" number:grouping="true"/>
      <number:text> </number:text>
    </number:number-style>
    <number:number-style style:name="N162P2" style:volatile="true">
      <loext:text> NT$</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Yes</number:text>
    </number:number-style>
    <number:number-style style:name="N163P1" style:volatile="true">
      <number:text>Yes</number:text>
    </number:number-style>
    <number:number-style style:name="N163">
      <number:text>No</number:text>
      <style:map style:condition="value()&gt;0" style:apply-style-name="N163P0"/>
      <style:map style:condition="value()&lt;0" style:apply-style-name="N163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5P0" style:volatile="true">
      <number:text>On</number:text>
    </number:number-style>
    <number:number-style style:name="N165P1" style:volatile="true">
      <number:text>On</number:text>
    </number:number-style>
    <number:number-style style:name="N165">
      <number:text>Off</number:text>
      <style:map style:condition="value()&gt;0" style:apply-style-name="N165P0"/>
      <style:map style:condition="value()&lt;0" style:apply-style-name="N165P1"/>
    </number:number-style>
    <number:number-style style:name="N166P0" style:volatile="true">
      <loext:text> </loext:text>
      <loext:fill-character> </loext:fill-character>
      <number:number number:decimal-places="1" loext:min-decimal-places="1" number:min-integer-digits="1" number:grouping="true"/>
      <number:text> </number:text>
    </number:number-style>
    <number:number-style style:name="N166P1" style:volatile="true">
      <loext:text>-</loext:text>
      <loext:fill-character> </loext:fill-character>
      <number:number number:decimal-places="1" loext:min-decimal-places="1" number:min-integer-digits="1" number:grouping="true"/>
      <number:text> </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number number:decimal-places="0" loext:min-decimal-places="0" number:min-integer-digits="1" number:grouping="true"/>
      <number:text> </number:text>
    </number:number-style>
    <number:number-style style:name="N168">
      <style:text-properties fo:color="#ff0000"/>
      <number:text>(</number:text>
      <number:number number:decimal-places="0" loext:min-decimal-places="0" number:min-integer-digits="1" number:grouping="true"/>
      <number:text>)</number:text>
      <style:map style:condition="value()&gt;=0" style:apply-style-name="N168P0"/>
    </number:number-style>
    <number:number-style style:name="N169">
      <number:number number:decimal-places="0" loext:min-decimal-places="0" number:min-integer-digits="1" number:grouping="true"/>
      <number:text> </number:text>
    </number:number-style>
    <number:percentage-style style:name="N170">
      <number:number number:decimal-places="1" loext:min-decimal-places="1" number:min-integer-digits="1"/>
      <number:text>%</number:text>
    </number:percentage-style>
    <number:number-style style:name="N171P0" style:volatile="true">
      <loext:text> </loext:text>
      <loext:fill-character> </loext:fill-character>
      <number:number number:decimal-places="1" loext:min-decimal-places="1" number:min-integer-digits="1" number:grouping="true"/>
      <number:text> </number:text>
    </number:number-style>
    <number:number-style style:name="N171P1" style:volatile="true">
      <loext:text>-</loext:text>
      <loext:fill-character> </loext:fill-character>
      <number:number number:decimal-places="1" loext:min-decimal-places="1"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1" loext:min-decimal-places="1" number:min-integer-digits="1" number:grouping="true"/>
      <number:text> </number:text>
    </number:number-style>
    <number:number-style style:name="N173">
      <number:number number:decimal-places="2" loext:min-decimal-places="2" number:min-integer-digits="1" number:grouping="true"/>
      <number:text> </number:text>
    </number:number-style>
    <number:number-style style:name="N174">
      <number:number number:decimal-places="3" loext:min-decimal-places="3" number:min-integer-digits="1" number:grouping="true"/>
      <number:text> </number:text>
    </number:number-style>
    <number:number-style style:name="N175P0" style:volatile="true">
      <loext:text> </loext:text>
      <loext:fill-character> </loext:fill-character>
      <number:number number:decimal-places="3" loext:min-decimal-places="3" number:min-integer-digits="1" number:grouping="true"/>
      <number:text> </number:text>
    </number:number-style>
    <number:number-style style:name="N175P1" style:volatile="true">
      <loext:text>-</loext:text>
      <loext:fill-character> </loext:fill-character>
      <number:number number:decimal-places="3" loext:min-decimal-places="3" number:min-integer-digits="1" number:grouping="true"/>
      <number:text> </number:text>
    </number:number-style>
    <number:number-style style:name="N175P2" style:volatile="true">
      <loext:text> </loext:text>
      <loext:fill-character> </loext:fill-character>
      <number:text>-</number:text>
      <number:number number:decimal-places="0" loext: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
      <number:number number:decimal-places="4" loext:min-decimal-places="4" number:min-integer-digits="1" number:grouping="true"/>
      <number:text> </number:text>
    </number:number-style>
    <number:number-style style:name="N177">
      <number:number number:decimal-places="2" loext:min-decimal-places="2" number:min-integer-digits="1" number:grouping="true" number:display-factor="1000"/>
    </number:number-style>
    <number:number-style style:name="N178">
      <number:number number:decimal-places="2" loext:min-decimal-places="2" number:min-integer-digits="1" number:grouping="true" number:display-factor="1000"/>
      <number:text> </number:text>
    </number:number-style>
    <number:number-style style:name="N179">
      <number:number number:decimal-places="3" loext:min-decimal-places="3" number:min-integer-digits="1" number:grouping="true" number:display-factor="1000"/>
      <number:text> </number:text>
    </number:number-style>
    <number:number-style style:name="N180P0" style:volatile="true">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1">
      <number:number number:decimal-places="3" loext:min-decimal-places="3" number:min-integer-digits="1" number:grouping="true" number:display-factor="1000"/>
    </number:number-style>
    <number:number-style style:name="N182">
      <number:number number:decimal-places="1" loext:min-decimal-places="1" number:min-integer-digits="1" number:grouping="true" number:display-factor="1000"/>
    </number:number-style>
    <number:number-style style:name="N183">
      <number:number number:decimal-places="0" loext:min-decimal-places="0" number:min-integer-digits="1" number:grouping="true" number:display-factor="1000"/>
    </number:number-style>
    <number:number-style style:name="N184P0" style:volatile="true">
      <number:number number:decimal-places="0" loext:min-decimal-places="0" number:min-integer-digits="1" number:grouping="true"/>
      <number:text> </number:text>
    </number:number-style>
    <number:number-style style:name="N184">
      <style:text-properties fo:color="#ff0000"/>
      <number:text>-</number:text>
      <number:number number:decimal-places="0" loext:min-decimal-places="0" number:min-integer-digits="1" number:grouping="true"/>
      <number:text> </number:text>
      <style:map style:condition="value()&gt;=0" style:apply-style-name="N184P0"/>
    </number:number-style>
    <number:number-style style:name="N185">
      <number:number number:decimal-places="1" loext:min-decimal-places="1" number:min-integer-digits="1"/>
      <number:text> </number:text>
    </number:number-style>
    <number:number-style style:name="N186P0" style:volatile="true">
      <number:number number:decimal-places="1" loext:min-decimal-places="1" number:min-integer-digits="1" number:grouping="true"/>
      <number:text> </number:text>
    </number:number-style>
    <number:number-style style:name="N186">
      <style:text-properties fo:color="#ff0000"/>
      <number:text>(</number:text>
      <number:number number:decimal-places="1" loext:min-decimal-places="1" number:min-integer-digits="1" number:grouping="true"/>
      <number:text>)</number:text>
      <style:map style:condition="value()&gt;=0" style:apply-style-name="N186P0"/>
    </number:number-style>
    <number:number-style style:name="N187P0" style:volatile="true">
      <loext:text> </loext:text>
      <loext:fill-character> </loext:fill-character>
      <number:number number:decimal-places="1" loext:min-decimal-places="1" number:min-integer-digits="1" number:grouping="true"/>
      <number:text> </number:text>
    </number:number-style>
    <number:number-style style:name="N187P1" style:volatile="true">
      <loext:text>-</loext:text>
      <loext:fill-character> </loext:fill-character>
      <number:number number:decimal-places="1" loext:min-decimal-places="1" number:min-integer-digits="1" number:grouping="true"/>
      <number:text> </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text> </loext:text>
      <loext:fill-character> </loext:fill-character>
      <number:number number:decimal-places="2" loext:min-decimal-places="2" number:min-integer-digits="1" number:grouping="true"/>
      <number:text> </number:text>
    </number:number-style>
    <number:number-style style:name="N188P1" style:volatile="true">
      <loext:text>-</loext:text>
      <loext:fill-character> </loext:fill-character>
      <number:number number:decimal-places="2" loext:min-decimal-places="2" number:min-integer-digits="1" number:grouping="true"/>
      <number:text> </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number:number number:decimal-places="2" loext:min-decimal-places="2" number:min-integer-digits="1"/>
      <number:text> </number:text>
    </number:number-style>
    <number:number-style style:name="N189">
      <style:text-properties fo:color="#ff0000"/>
      <number:text>(</number:text>
      <number:number number:decimal-places="2" loext:min-decimal-places="2" number:min-integer-digits="1"/>
      <number:text>)</number:text>
      <style:map style:condition="value()&gt;=0" style:apply-style-name="N189P0"/>
    </number:number-style>
    <number:number-style style:name="N190P0" style:volatile="true">
      <loext:text> </loext:text>
      <loext:fill-character> </loext:fill-character>
      <number:number number:decimal-places="3" loext:min-decimal-places="3" number:min-integer-digits="1" number:grouping="true"/>
      <number:text> </number:text>
    </number:number-style>
    <number:number-style style:name="N190P1" style:volatile="true">
      <loext:text>-</loext:text>
      <loext:fill-character> </loext:fill-character>
      <number:number number:decimal-places="3" loext:min-decimal-places="3" number:min-integer-digits="1" number:grouping="true"/>
      <number:text> </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4" loext:min-decimal-places="4" number:min-integer-digits="1" number:grouping="true"/>
      <number:text> </number:text>
    </number:number-style>
    <number:number-style style:name="N191P1" style:volatile="true">
      <loext:text>-</loext:text>
      <loext:fill-character> </loext:fill-character>
      <number:number number:decimal-places="4" loext:min-decimal-places="4" number:min-integer-digits="1" number:grouping="true"/>
      <number:text> </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date-style style:name="N192">
      <number:month/>
      <number:text>月</number:text>
      <number:day/>
      <number:text>日</number:text>
    </number:date-style>
    <number:number-style style:name="N193P0" style:volatile="true">
      <loext:text> </loext:text>
      <loext:fill-character> </loext:fill-character>
      <number:number number:decimal-places="3" loext:min-decimal-places="3" number:min-integer-digits="1" number:grouping="true"/>
      <number:text> </number:text>
    </number:number-style>
    <number:number-style style:name="N193P1" style:volatile="true">
      <loext:text>-</loext:text>
      <loext:fill-character> </loext:fill-character>
      <number:number number:decimal-places="3" loext:min-decimal-places="3" number:min-integer-digits="1" number:grouping="true"/>
      <number:text> </number:text>
    </number:number-style>
    <number:number-style style:name="N193P2" style:volatile="true">
      <loext:text> </loext:text>
      <loext:fill-character> </loext:fill-character>
      <number:text>- </number:text>
    </number:number-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2" loext:min-decimal-places="2" number:min-integer-digits="1"/>
      <number:text> </number:text>
    </number:number-style>
    <number:number-style style:name="N195">
      <number:number number:decimal-places="3" loext:min-decimal-places="3" number:min-integer-digits="1"/>
      <number:text> </number:text>
    </number:number-style>
    <number:number-style style:name="N196P0" style:volatile="true">
      <number:number number:decimal-places="0" loext:min-decimal-places="0" number:min-integer-digits="1" number:grouping="true"/>
    </number:number-style>
    <number:number-style style:name="N196">
      <style:text-properties fo:color="#ff0000"/>
      <number:number number:decimal-places="0" loext:min-decimal-places="0" number:min-integer-digits="1" number:grouping="true"/>
      <style:map style:condition="value()&gt;=0" style:apply-style-name="N196P0"/>
    </number:number-style>
    <number:percentage-style style:name="N197">
      <number:number number:decimal-places="4" loext:min-decimal-places="4" number:min-integer-digits="1"/>
      <number:text>%</number:text>
    </number:percentage-style>
    <number:number-style style:name="N198P0" style:volatile="true">
      <number:number number:decimal-places="0" loext:min-decimal-places="0" number:min-integer-digits="1"/>
      <number:text> </number:text>
    </number:number-style>
    <number:number-style style:name="N198">
      <style:text-properties fo:color="#ff0000"/>
      <number:text>(</number:text>
      <number:number number:decimal-places="0" loext:min-decimal-places="0" number:min-integer-digits="1"/>
      <number:text>)</number:text>
      <style:map style:condition="value()&gt;=0" style:apply-style-name="N198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Helv" fo:font-family="Helv" style:font-family-generic="swiss" style:font-pitch="variable" style:font-name-asian="微軟正黑體" style:font-family-asian="微軟正黑體" style:font-family-generic-asian="system" style:font-pitch-asian="variable" style:font-name-complex="Helv" style:font-family-complex="Helv"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輔色1" style:display-name="20% - 輔色1" style:family="table-cell" style:parent-style-name="Default">
      <style:table-cell-properties fo:background-color="#cc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2" style:display-name="20% - 輔色2" style:family="table-cell" style:parent-style-name="Default">
      <style:table-cell-properties fo:background-color="#ff99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3" style:display-name="20% - 輔色3" style:family="table-cell" style:parent-style-name="Default">
      <style:table-cell-properties fo:background-color="#ccff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4" style:display-name="2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5" style:display-name="20% - 輔色5" style:family="table-cell" style:parent-style-name="Default">
      <style:table-cell-properties fo:background-color="#ccff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6" style:display-name="20% - 輔色6" style:family="table-cell" style:parent-style-name="Default">
      <style:table-cell-properties fo:background-color="#ffcc99"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1" style:display-name="40% - 輔色1"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2" style:display-name="40% - 輔色2" style:family="table-cell" style:parent-style-name="Default">
      <style:table-cell-properties fo:background-color="#ff808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3" style:display-name="40% - 輔色3" style:family="table-cell" style:parent-style-name="Default">
      <style:table-cell-properties fo:background-color="#00ff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4" style:display-name="4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5" style:display-name="40% - 輔色5"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6" style:display-name="40% - 輔色6" style:family="table-cell" style:parent-style-name="Default">
      <style:table-cell-properties fo:background-color="#ffcc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1" style:display-name="60% - 輔色1" style:family="table-cell" style:parent-style-name="Default">
      <style:table-cell-properties fo:background-color="#0066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2" style:display-name="60% - 輔色2" style:family="table-cell" style:parent-style-name="Default">
      <style:table-cell-properties fo:background-color="#ff8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3" style:display-name="60% - 輔色3" style:family="table-cell" style:parent-style-name="Default">
      <style:table-cell-properties fo:background-color="#00ff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4" style:display-name="60% - 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5" style:display-name="60% - 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6" style:display-name="60% - 輔色6" style:family="table-cell" style:parent-style-name="Default">
      <style:table-cell-properties fo:background-color="#ff99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20_2" style:display-name="一般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20_3" style:display-name="一般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中等" style:family="table-cell" style:parent-style-name="Default">
      <style:table-cell-properties fo:background-color="#ffff99" fo:padding="0.71mm"/>
      <style:text-properties fo:color="#9933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備註" style:family="table-cell" style:parent-style-name="Default">
      <style:table-cell-properties fo:background-color="#ffffcc" style:diagonal-bl-tr="none" style:diagonal-tl-br="none" fo:border="0.74pt solid #c0c0c0" fo:padding="0.71mm" style:rotation-align="none"/>
    </style:style>
    <style:style style:name="千分位_20_2" style:display-name="千分位 2" style:family="table-cell" style:parent-style-name="Default" style:data-style-name="N151">
      <style:table-cell-properties fo:padding="0.71mm"/>
    </style:style>
    <style:style style:name="合計"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壞" style:family="table-cell" style:parent-style-name="Default">
      <style:table-cell-properties fo:background-color="#ff99cc" fo:padding="0.71mm"/>
      <style:text-properties fo:color="#80008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好" style:family="table-cell" style:parent-style-name="Default">
      <style:table-cell-properties fo:background-color="#ccffcc" fo:padding="0.71mm"/>
      <style:text-properties fo:color="#008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標題_20_1_20_1" style:display-name="標題 1 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5pt" fo:font-style="normal" fo:text-shadow="none" style:text-underline-style="none" fo:font-weight="bold" style:font-name-asian="新細明體" style:font-family-asian="新細明體" style:font-family-generic-asian="roman" style:font-pitch-asian="variable" style:font-size-asian="15pt" style:font-style-asian="normal" style:font-weight-asian="bold" style:font-size-complex="15pt" style:font-style-complex="normal" style:font-weight-complex="bold"/>
    </style:style>
    <style:style style:name="標題_20_2" style:display-name="標題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3pt" fo:font-style="normal" fo:text-shadow="none" style:text-underline-style="none" fo:font-weight="bold" style:font-name-asian="新細明體" style:font-family-asian="新細明體" style:font-family-generic-asian="roman" style:font-pitch-asian="variable" style:font-size-asian="13pt" style:font-style-asian="normal" style:font-weight-asian="bold" style:font-size-complex="13pt" style:font-style-complex="normal" style:font-weight-complex="bold"/>
    </style:style>
    <style:style style:name="標題_20_3" style:display-name="標題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標題_20_4" style:display-name="標題 4"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標題_20_5" style:display-name="標題 5"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8pt" fo:font-style="normal" fo:text-shadow="none" style:text-underline-style="none" fo:font-weight="bold" style:font-name-asian="新細明體" style:font-family-asian="新細明體" style:font-family-generic-asian="roman" style:font-pitch-asian="variable" style:font-size-asian="18pt" style:font-style-asian="normal" style:font-weight-asian="bold" style:font-size-complex="18pt" style:font-style-complex="normal" style:font-weight-complex="bold"/>
    </style:style>
    <style:style style:name="檢查儲存格"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百分比_20_2" style:display-name="百分比 2" style:family="table-cell" style:parent-style-name="Default" style:data-style-name="N10">
      <style:table-cell-properties fo:padding="0.71mm"/>
    </style:style>
    <style:style style:name="計算方式"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說明文字" style:family="table-cell" style:parent-style-name="Default">
      <style:table-cell-properties fo:padding="0.71mm"/>
      <style:text-properties fo:color="#808080" style:text-outline="false" style:text-line-through-style="none" style:text-line-through-type="none" style:font-name="新細明體" fo:font-family="新細明體" style:font-family-generic="roman" style:font-pitch="variable" fo:font-size="12pt" fo:font-style="italic" fo:text-shadow="none" style:text-underline-style="none" fo:font-weight="normal" style:font-name-asian="新細明體" style:font-family-asian="新細明體" style:font-family-generic-asian="roman" style:font-pitch-asian="variable" style:font-size-asian="12pt" style:font-style-asian="italic" style:font-weight-asian="normal" style:font-size-complex="12pt" style:font-style-complex="italic" style:font-weight-complex="normal"/>
    </style:style>
    <style:style style:name="警告文字" style:family="table-cell" style:parent-style-name="Default">
      <style:table-cell-properties fo:padding="0.71mm"/>
      <style:text-properties fo:color="#ff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20_2" style:display-name="貨幣 2" style:family="table-cell" style:parent-style-name="Default" style:data-style-name="N152">
      <style:table-cell-properties fo:padding="0.71mm"/>
    </style:style>
    <style:style style:name="輔色1" style:family="table-cell" style:parent-style-name="Default">
      <style:table-cell-properties fo:background-color="#333399"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2" style:family="table-cell" style:parent-style-name="Default">
      <style:table-cell-properties fo:background-color="#ff00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3" style:family="table-cell" style:parent-style-name="Default">
      <style:table-cell-properties fo:background-color="#339966"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6" style:family="table-cell" style:parent-style-name="Default">
      <style:table-cell-properties fo:background-color="#ff66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入"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出"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連結的儲存格"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4.99mm" fo:margin-left="4.99mm" fo:margin-right="4.99mm" style:first-page-number="continue" style:scale-to="90%" style:table-centering="horizontal" style:writing-mode="lr-tb"/>
      <style:header-style>
        <style:header-footer-properties fo:min-height="7.5mm" fo:margin-left="14.01mm" fo:margin-right="14.01mm" fo:margin-bottom="0mm"/>
      </style:header-style>
      <style:footer-style>
        <style:header-footer-properties fo:min-height="7.5mm" fo:margin-left="14.01mm" fo:margin-right="14.01mm" fo:margin-top="0.76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creator>q223004913</dc:creator>
    <dc:date>2014-02-17T10:28:11</dc:date>
    <meta:print-date>2014-02-17T09:34:43</meta:print-date>
    <meta:document-statistic meta:table-count="1" meta:cell-count="1184" meta:object-count="0"/>
    <meta:generator>LibreOffice/5.1.2.2$Windows_x86 LibreOffice_project/d3bf12ecb743fc0d20e0be0c58ca359301eb705f</meta:generator>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